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70000001B77A1D51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Georgia" svg:font-family="Georgia"/>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165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902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72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929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866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28in" style:type="right"/>
        </style:tab-stops>
      </style:paragraph-properties>
    </style:style>
    <style:style style:name="P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0"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11"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283in"/>
        </style:tab-stops>
      </style:paragraph-properties>
    </style:style>
    <style:style style:name="P12"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71in"/>
        </style:tab-stops>
      </style:paragraph-properties>
    </style:style>
    <style:style style:name="P13"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5" style:family="paragraph" style:parent-style-name="Body_20_text_20__28_2_29_" style:master-page-name="">
      <style:paragraph-properties fo:margin-left="0in" fo:margin-right="0in" fo:margin-top="0in" fo:margin-bottom="0.0807in" loext:contextual-spacing="false" fo:text-align="start" style:justify-single-word="false" fo:text-indent="0in" style:auto-text-indent="false" style:page-number="auto"/>
    </style:style>
    <style:style style:name="P16" style:family="paragraph" style:parent-style-name="Body_20_text_20__28_2_29_" style:master-page-name="">
      <style:paragraph-properties fo:margin-left="0in" fo:margin-right="0in" fo:margin-top="0in" fo:margin-bottom="0.0835in" loext:contextual-spacing="false" fo:text-align="start" style:justify-single-word="false" fo:text-indent="0in" style:auto-text-indent="false" style:page-number="auto"/>
    </style:style>
    <style:style style:name="P17" style:family="paragraph" style:parent-style-name="Body_20_text_20__28_2_29_" style:master-page-name="">
      <style:paragraph-properties fo:margin-left="0.2638in" fo:margin-right="0in" fo:margin-top="0in" fo:margin-bottom="0in" loext:contextual-spacing="false" fo:text-align="start" style:justify-single-word="false" fo:text-indent="-0.111in" style:auto-text-indent="false" style:page-number="auto"/>
    </style:style>
    <style:style style:name="P18" style:family="paragraph" style:parent-style-name="Body_20_text_20__28_2_29_" style:master-page-name="">
      <style:paragraph-properties fo:margin-left="0.2638in" fo:margin-right="0in" fo:margin-top="0in" fo:margin-bottom="0in" loext:contextual-spacing="false" fo:text-align="start" style:justify-single-word="false" fo:text-indent="-0.111in" style:auto-text-indent="false" style:page-number="auto" fo:break-after="page"/>
    </style:style>
    <style:style style:name="P19" style:family="paragraph" style:parent-style-name="Body_20_text_20__28_2_29_" style:master-page-name="">
      <style:paragraph-properties fo:margin-left="0.2638in" fo:margin-right="0in" fo:margin-top="0in" fo:margin-bottom="0.0917in" loext:contextual-spacing="false" fo:line-height="0.1366in" fo:text-align="start" style:justify-single-word="false" fo:text-indent="-0.111in" style:auto-text-indent="false" style:page-number="auto"/>
    </style:style>
    <style:style style:name="P20" style:family="paragraph" style:parent-style-name="Body_20_text_20__28_2_29_" style:master-page-name="">
      <style:paragraph-properties fo:margin-left="0.2638in" fo:margin-right="0in" fo:margin-top="0in" fo:margin-bottom="0.0835in" loext:contextual-spacing="false" fo:text-align="start" style:justify-single-word="false" fo:text-indent="-0.111in" style:auto-text-indent="false" style:page-number="auto"/>
    </style:style>
    <style:style style:name="P21" style:family="paragraph" style:parent-style-name="Body_20_text_20__28_2_29_" style:master-page-name="">
      <style:paragraph-properties fo:margin-left="0.1945in" fo:margin-right="0in" fo:margin-top="0in" fo:margin-bottom="0in" loext:contextual-spacing="false" fo:line-height="0.1299in" fo:text-align="start" style:justify-single-word="false" fo:text-indent="0.222in" style:auto-text-indent="false" style:page-number="auto"/>
    </style:style>
    <style:style style:name="P22" style:family="paragraph" style:parent-style-name="Body_20_text_20__28_2_29_" style:master-page-name="">
      <style:paragraph-properties fo:margin-left="0.1945in" fo:margin-right="0in" fo:margin-top="0in" fo:margin-bottom="0in" loext:contextual-spacing="false" fo:text-align="start" style:justify-single-word="false" fo:text-indent="0.222in" style:auto-text-indent="false" style:page-number="auto"/>
    </style:style>
    <style:style style:name="P23" style:family="paragraph" style:parent-style-name="Body_20_text_20__28_2_29_" style:master-page-name="">
      <style:paragraph-properties fo:margin-left="0.1945in" fo:margin-right="0in" fo:margin-top="0in" fo:margin-bottom="0in" loext:contextual-spacing="false" fo:text-align="start" style:justify-single-word="false" fo:text-indent="0.222in" style:auto-text-indent="false" style:page-number="auto" fo:break-after="column"/>
    </style:style>
    <style:style style:name="P24" style:family="paragraph" style:parent-style-name="Body_20_text_20__28_2_29_" style:master-page-name="">
      <style:paragraph-properties fo:margin-left="0.4028in" fo:margin-right="0in" fo:margin-top="0in" fo:margin-bottom="0in" loext:contextual-spacing="false" fo:text-align="start" style:justify-single-word="false" fo:text-indent="-0.1252in" style:auto-text-indent="false" style:page-number="auto"/>
    </style:style>
    <style:style style:name="P25" style:family="paragraph" style:parent-style-name="Body_20_text_20__28_2_29_"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1543in"/>
        </style:tab-stops>
      </style:paragraph-properties>
    </style:style>
    <style:style style:name="P26" style:family="paragraph" style:parent-style-name="Body_20_text_20__28_4_29_"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126in"/>
        </style:tab-stops>
      </style:paragraph-properties>
    </style:style>
    <style:style style:name="P27" style:family="paragraph" style:parent-style-name="Body_20_text_20__28_2_29_" style:master-page-name="">
      <style:paragraph-properties fo:margin-left="0.528in" fo:margin-right="0in" fo:margin-top="0in" fo:margin-bottom="0in" loext:contextual-spacing="false" fo:text-align="start" style:justify-single-word="false" fo:text-indent="0in" style:auto-text-indent="false" style:page-number="auto"/>
    </style:style>
    <style:style style:name="P28"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29"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30"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tab-stops>
          <style:tab-stop style:position="0.5402in"/>
        </style:tab-stops>
      </style:paragraph-properties>
    </style:style>
    <style:style style:name="P31"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fo:break-after="page"/>
    </style:style>
    <style:style style:name="P32" style:family="paragraph" style:parent-style-name="Body_20_text_20__28_2_29_" style:master-page-name="">
      <style:paragraph-properties fo:margin-left="0in" fo:margin-right="0in" fo:margin-top="0in" fo:margin-bottom="0.0807in" loext:contextual-spacing="false" fo:text-align="start" style:justify-single-word="false" fo:text-indent="0.1528in" style:auto-text-indent="false" style:page-number="auto"/>
    </style:style>
    <style:style style:name="P33" style:family="paragraph" style:parent-style-name="Body_20_text_20__28_2_29_" style:master-page-name="">
      <style:paragraph-properties fo:margin-left="0.4165in" fo:margin-right="0in" fo:margin-top="0in" fo:margin-bottom="0.0835in" loext:contextual-spacing="false" fo:text-align="start" style:justify-single-word="false" fo:text-indent="-0.111in" style:auto-text-indent="false" style:page-number="auto"/>
    </style:style>
    <style:style style:name="P34"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35" style:family="paragraph" style:parent-style-name="Body_20_text_20__28_2_29_" style:master-page-name="">
      <style:paragraph-properties fo:margin-left="0.4165in" fo:margin-right="0in" fo:margin-top="0in" fo:margin-bottom="0in" loext:contextual-spacing="false" fo:line-height="0.1299in" fo:text-align="start" style:justify-single-word="false" fo:text-indent="-0.111in" style:auto-text-indent="false" style:page-number="auto"/>
    </style:style>
    <style:style style:name="P36" style:family="paragraph" style:parent-style-name="Body_20_text_20__28_2_29_" style:master-page-name="">
      <style:paragraph-properties fo:margin-left="0.4165in" fo:margin-right="0in" fo:margin-top="0in" fo:margin-bottom="0.0862in" loext:contextual-spacing="false" fo:line-height="0.1299in" fo:text-align="start" style:justify-single-word="false" fo:text-indent="-0.111in" style:auto-text-indent="false" style:page-number="auto"/>
    </style:style>
    <style:style style:name="P37" style:family="paragraph" style:parent-style-name="Body_20_text_20__28_2_29_" style:master-page-name="">
      <style:paragraph-properties fo:margin-left="0.4165in" fo:margin-right="0in" fo:margin-top="0in" fo:margin-bottom="0.0583in" loext:contextual-spacing="false" fo:line-height="0.1181in" fo:text-align="start" style:justify-single-word="false" fo:text-indent="-0.111in" style:auto-text-indent="false" style:page-number="auto"/>
    </style:style>
    <style:style style:name="P38"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39" style:family="paragraph" style:parent-style-name="Body_20_text_20__28_2_29_" style:master-page-name="">
      <style:paragraph-properties fo:margin-left="0.1528in" fo:margin-right="0.4165in" fo:margin-top="0in" fo:margin-bottom="0in" loext:contextual-spacing="false" fo:text-align="start" style:justify-single-word="false" fo:text-indent="-0.1528in" style:auto-text-indent="false" style:page-number="auto"/>
    </style:style>
    <style:style style:name="P40"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25in" style:auto-text-indent="false" style:page-number="auto"/>
    </style:style>
    <style:style style:name="P41" style:family="paragraph" style:parent-style-name="Body_20_text_20__28_2_29_" style:master-page-name="">
      <style:paragraph-properties fo:margin-left="0.278in" fo:margin-right="0in" fo:margin-top="0in" fo:margin-bottom="0in" loext:contextual-spacing="false" fo:line-height="0.1181in" fo:text-align="start" style:justify-single-word="false" fo:text-indent="-0.278in" style:auto-text-indent="false" style:page-number="auto"/>
    </style:style>
    <style:style style:name="P42" style:family="paragraph" style:parent-style-name="Body_20_text_20__28_2_29_" style:master-page-name="">
      <style:paragraph-properties fo:margin-left="0.278in" fo:margin-right="0in" fo:margin-top="0in" fo:margin-bottom="0in" loext:contextual-spacing="false" fo:line-height="0.1299in" fo:text-align="start" style:justify-single-word="false" fo:text-indent="-0.278in" style:auto-text-indent="false" style:page-number="auto"/>
    </style:style>
    <style:style style:name="P43" style:family="paragraph" style:parent-style-name="Body_20_text_20__28_2_29_" style:master-page-name="">
      <style:paragraph-properties fo:margin-left="0.2638in" fo:margin-right="0in" fo:margin-top="0in" fo:margin-bottom="0in" loext:contextual-spacing="false" fo:text-align="start" style:justify-single-word="false" fo:text-indent="-0.2638in" style:auto-text-indent="false" style:page-number="auto"/>
    </style:style>
    <style:style style:name="P44" style:family="paragraph" style:parent-style-name="Body_20_text_20__28_2_29_" style:master-page-name="">
      <style:paragraph-properties fo:margin-left="0.2638in" fo:margin-right="0in" fo:margin-top="0in" fo:margin-bottom="0in" loext:contextual-spacing="false" fo:text-align="start" style:justify-single-word="false" fo:text-indent="-0.2638in" style:auto-text-indent="false" style:page-number="auto">
        <style:tab-stops>
          <style:tab-stop style:position="1.4228in"/>
        </style:tab-stops>
      </style:paragraph-properties>
    </style:style>
    <style:style style:name="P45" style:family="paragraph" style:parent-style-name="Body_20_text_20__28_2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46"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111in" style:auto-text-indent="false" style:page-number="auto"/>
    </style:style>
    <style:style style:name="P47" style:family="paragraph" style:parent-style-name="Body_20_text_20__28_2_29_" style:master-page-name="">
      <style:paragraph-properties fo:margin-left="0.4165in" fo:margin-right="0in" fo:margin-top="0in" fo:margin-bottom="0in" loext:contextual-spacing="false" fo:text-align="start" style:justify-single-word="false" fo:text-indent="-0.222in" style:auto-text-indent="false" style:page-number="auto"/>
    </style:style>
    <style:style style:name="P48" style:family="paragraph" style:parent-style-name="Body_20_text_20__28_2_29_" style:master-page-name="">
      <style:paragraph-properties fo:margin-left="0in" fo:margin-right="0in" fo:margin-top="0in" fo:margin-bottom="0.0862in" loext:contextual-spacing="false" fo:text-align="start" style:justify-single-word="false" fo:text-indent="0.139in" style:auto-text-indent="false" style:page-number="auto"/>
    </style:style>
    <style:style style:name="P49"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50"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51" style:family="paragraph" style:parent-style-name="Body_20_text_20__28_2_29_" style:master-page-name="">
      <style:paragraph-properties fo:margin-left="0.1945in" fo:margin-right="0in" fo:margin-top="0in" fo:margin-bottom="0in" loext:contextual-spacing="false" fo:line-height="0.1228in" fo:text-align="start" style:justify-single-word="false" fo:text-indent="0.2917in" style:auto-text-indent="false" style:page-number="auto"/>
    </style:style>
    <style:style style:name="P52" style:family="paragraph" style:parent-style-name="Body_20_text_20__28_2_29_" style:master-page-name="">
      <style:paragraph-properties fo:margin-left="0.528in" fo:margin-right="0in" fo:margin-top="0in" fo:margin-bottom="0in" loext:contextual-spacing="false" fo:text-align="start" style:justify-single-word="false" fo:text-indent="-0.1252in" style:auto-text-indent="false" style:page-number="auto"/>
    </style:style>
    <style:style style:name="P53" style:family="paragraph" style:parent-style-name="Body_20_text_20__28_2_29_" style:master-page-name="">
      <style:paragraph-properties fo:margin-left="0.1665in" fo:margin-right="0in" fo:margin-top="0in" fo:margin-bottom="0.0807in" loext:contextual-spacing="false" fo:line-height="0.1228in" fo:text-align="start" style:justify-single-word="false" fo:text-indent="0in" style:auto-text-indent="false" style:page-number="auto"/>
    </style:style>
    <style:style style:name="P54" style:family="paragraph" style:parent-style-name="Body_20_text_20__28_2_29_" style:master-page-name="">
      <style:paragraph-properties fo:margin-left="0in" fo:margin-right="0in" fo:margin-top="0in" fo:margin-bottom="0.0807in" loext:contextual-spacing="false" fo:line-height="0.1228in" fo:text-align="start" style:justify-single-word="false" fo:text-indent="0.278in" style:auto-text-indent="false" style:page-number="auto"/>
    </style:style>
    <style:style style:name="P55" style:family="paragraph" style:parent-style-name="Body_20_text_20__28_2_29_" style:master-page-name="">
      <style:paragraph-properties fo:margin-left="0in" fo:margin-right="0in" fo:margin-top="0in" fo:margin-bottom="0in" loext:contextual-spacing="false" fo:text-align="start" style:justify-single-word="false" fo:text-indent="0.278in" style:auto-text-indent="false" style:page-number="auto"/>
    </style:style>
    <style:style style:name="P56"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57" style:family="paragraph" style:parent-style-name="Body_20_text_20__28_2_29_" style:master-page-name="">
      <style:paragraph-properties fo:margin-left="0.1945in" fo:margin-right="0.4165in" fo:margin-top="0in" fo:margin-bottom="0in" loext:contextual-spacing="false" fo:text-align="start" style:justify-single-word="false" fo:text-indent="0.222in" style:auto-text-indent="false" style:page-number="auto"/>
    </style:style>
    <style:style style:name="P58" style:family="paragraph" style:parent-style-name="Body_20_text_20__28_2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59" style:family="paragraph" style:parent-style-name="Body_20_text_20__28_2_29_" style:master-page-name="">
      <style:paragraph-properties fo:margin-left="0.278in" fo:margin-right="0in" fo:margin-top="0in" fo:margin-bottom="0in" loext:contextual-spacing="false" fo:text-align="start" style:justify-single-word="false" fo:text-indent="-0.111in" style:auto-text-indent="false" style:page-number="auto"/>
    </style:style>
    <style:style style:name="P60" style:family="paragraph" style:parent-style-name="Body_20_text_20__28_2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61" style:family="paragraph" style:parent-style-name="Body_20_text_20__28_2_29_" style:master-page-name="">
      <style:paragraph-properties fo:margin-left="0.1807in" fo:margin-right="0in" fo:margin-top="0in" fo:margin-bottom="0in" loext:contextual-spacing="false" fo:text-align="start" style:justify-single-word="false" fo:text-indent="0.2362in" style:auto-text-indent="false" style:page-number="auto"/>
    </style:style>
    <style:style style:name="P62" style:family="paragraph" style:parent-style-name="Body_20_text_20__28_3_29_" style:master-page-name="PageStyle0">
      <style:paragraph-properties fo:margin-left="0.1807in" fo:margin-right="0in" fo:margin-top="0in" fo:margin-bottom="0.0835in" loext:contextual-spacing="false" fo:text-indent="0in" style:auto-text-indent="false" style:page-number="733">
        <style:tab-stops>
          <style:tab-stop style:position="0.0937in"/>
        </style:tab-stops>
        <style:drop-cap style:lines="2" style:distance="0.0035in" style:style-name="DropCap1"/>
      </style:paragraph-properties>
    </style:style>
    <style:style style:name="P63" style:family="paragraph" style:parent-style-name="Body_20_text_20__28_2_29_" style:list-style-name="L1" style:master-page-name="">
      <style:paragraph-properties fo:margin-left="0.3055in" fo:margin-right="0in" fo:margin-top="0in" fo:margin-bottom="0in" loext:contextual-spacing="false" fo:text-align="start" style:justify-single-word="false" fo:text-indent="-0.3055in" style:auto-text-indent="false" style:page-number="auto">
        <style:tab-stops>
          <style:tab-stop style:position="-0.1516in"/>
        </style:tab-stops>
      </style:paragraph-properties>
    </style:style>
    <style:style style:name="P64" style:family="paragraph" style:parent-style-name="Body_20_text_20__28_2_29_" style:list-style-name="L1"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661in"/>
        </style:tab-stops>
      </style:paragraph-properties>
    </style:style>
    <style:style style:name="P65" style:family="paragraph" style:parent-style-name="Body_20_text_20__28_2_29_" style:list-style-name="L1"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626in"/>
        </style:tab-stops>
      </style:paragraph-properties>
    </style:style>
    <style:style style:name="P66"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67"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472in"/>
        </style:tab-stops>
      </style:paragraph-properties>
    </style:style>
    <style:style style:name="P68"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71in"/>
        </style:tab-stops>
      </style:paragraph-properties>
    </style:style>
    <style:style style:name="P69" style:family="paragraph" style:parent-style-name="Body_20_text_20__28_2_29_" style:list-style-name="L3"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71in"/>
        </style:tab-stops>
      </style:paragraph-properties>
    </style:style>
    <style:style style:name="P70"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626in"/>
        </style:tab-stops>
      </style:paragraph-properties>
    </style:style>
    <style:style style:name="P71" style:family="paragraph" style:parent-style-name="Body_20_text_20__28_2_29_" style:list-style-name="L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626in"/>
        </style:tab-stops>
      </style:paragraph-properties>
    </style:style>
    <style:style style:name="P72" style:family="paragraph" style:parent-style-name="Body_20_text_20__28_2_29_" style:list-style-name="L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54in"/>
        </style:tab-stops>
      </style:paragraph-properties>
    </style:style>
    <style:style style:name="P73" style:family="paragraph" style:parent-style-name="Body_20_text_20__28_2_29_" style:list-style-name="L1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957in"/>
        </style:tab-stops>
      </style:paragraph-properties>
    </style:style>
    <style:style style:name="P74" style:family="paragraph" style:parent-style-name="Body_20_text_20__28_2_29_" style:list-style-name="L1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25in"/>
        </style:tab-stops>
      </style:paragraph-properties>
    </style:style>
    <style:style style:name="P75" style:family="paragraph" style:parent-style-name="Body_20_text_20__28_2_29_" style:list-style-name="L14"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1984in"/>
        </style:tab-stops>
      </style:paragraph-properties>
    </style:style>
    <style:style style:name="P76" style:family="paragraph" style:parent-style-name="Body_20_text_20__28_2_29_" style:master-page-name="PageStyle1">
      <style:paragraph-properties fo:margin-left="0in" fo:margin-right="0in" fo:margin-top="0in" fo:margin-bottom="0in" loext:contextual-spacing="false" fo:text-align="end" style:justify-single-word="false" fo:text-indent="0in" style:auto-text-indent="false" style:page-number="734"/>
    </style:style>
    <style:style style:name="P77" style:family="paragraph" style:parent-style-name="Body_20_text_20__28_2_29_" style:list-style-name="L14" style:master-page-name="PageStyle5">
      <style:paragraph-properties fo:margin-left="0in" fo:margin-right="0in" fo:margin-top="0in" fo:margin-bottom="0in" loext:contextual-spacing="false" fo:line-height="0.1299in" fo:text-align="justify" style:justify-single-word="false" fo:text-indent="0in" style:auto-text-indent="false" style:page-number="740">
        <style:tab-stops>
          <style:tab-stop style:position="0.1984in"/>
        </style:tab-stops>
      </style:paragraph-properties>
    </style:style>
    <style:style style:name="P78" style:family="paragraph" style:parent-style-name="Body_20_text_20__28_2_29_" style:list-style-name="L8" style:master-page-name="PageStyle7">
      <style:paragraph-properties fo:margin-left="0in" fo:margin-right="0in" fo:margin-top="0in" fo:margin-bottom="0in" loext:contextual-spacing="false" fo:text-align="start" style:justify-single-word="false" fo:text-indent="0in" style:auto-text-indent="false" style:page-number="742">
        <style:tab-stops>
          <style:tab-stop style:position="0.2701in"/>
        </style:tab-stops>
      </style:paragraph-properties>
    </style:style>
    <style:style style:name="P79"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81in"/>
        </style:tab-stops>
      </style:paragraph-properties>
    </style:style>
    <style:style style:name="P80"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81"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82"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17in"/>
        </style:tab-stops>
      </style:paragraph-properties>
    </style:style>
    <style:style style:name="P83"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84"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85" style:family="paragraph" style:parent-style-name="Body_20_text_20__28_2_29_" style:master-page-name="PageStyle2">
      <style:paragraph-properties fo:margin-left="0.1945in" fo:margin-right="0in" fo:margin-top="0in" fo:margin-bottom="0in" loext:contextual-spacing="false" fo:text-align="justify" style:justify-single-word="false" fo:text-indent="0in" style:auto-text-indent="false" style:page-number="735"/>
    </style:style>
    <style:style style:name="P86"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87"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88"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89"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90"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91"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92"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93"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09in"/>
        </style:tab-stops>
      </style:paragraph-properties>
    </style:style>
    <style:style style:name="P94"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95"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96"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9in"/>
        </style:tab-stops>
      </style:paragraph-properties>
    </style:style>
    <style:style style:name="P97"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98"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99" style:family="paragraph" style:parent-style-name="Body_20_text_20__28_2_29_" style:list-style-name="L11" style:master-page-name="PageStyle4">
      <style:paragraph-properties fo:margin-left="0.1945in" fo:margin-right="0in" fo:margin-top="0in" fo:margin-bottom="0in" loext:contextual-spacing="false" fo:text-align="justify" style:justify-single-word="false" fo:text-indent="-0.1945in" style:auto-text-indent="false" style:page-number="738">
        <style:tab-stops>
          <style:tab-stop style:position="0.0126in"/>
        </style:tab-stops>
      </style:paragraph-properties>
    </style:style>
    <style:style style:name="P100" style:family="paragraph" style:parent-style-name="Body_20_text_20__28_2_29_" style:list-style-name="L11" style:master-page-name="">
      <style:paragraph-properties fo:margin-left="0.1945in" fo:margin-right="0in" fo:margin-top="0in" fo:margin-bottom="0.0181in" loext:contextual-spacing="false" fo:text-align="justify" style:justify-single-word="false" fo:text-indent="-0.1945in" style:auto-text-indent="false" style:page-number="auto">
        <style:tab-stops>
          <style:tab-stop style:position="0.0193in"/>
        </style:tab-stops>
      </style:paragraph-properties>
    </style:style>
    <style:style style:name="P101"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34in"/>
        </style:tab-stops>
      </style:paragraph-properties>
    </style:style>
    <style:style style:name="P102"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03"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717in"/>
        </style:tab-stops>
      </style:paragraph-properties>
    </style:style>
    <style:style style:name="P104"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05"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06"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46in"/>
        </style:tab-stops>
      </style:paragraph-properties>
    </style:style>
    <style:style style:name="P107"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08"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35in"/>
        </style:tab-stops>
      </style:paragraph-properties>
    </style:style>
    <style:style style:name="P109" style:family="paragraph" style:parent-style-name="Body_20_text_20__28_2_29_" style:list-style-name="L8" style:master-page-name="">
      <style:paragraph-properties fo:margin-left="0.1807in" fo:margin-right="0in" fo:margin-top="0in" fo:margin-bottom="0.0835in" loext:contextual-spacing="false" fo:text-align="justify" style:justify-single-word="false" fo:text-indent="-0.1807in" style:auto-text-indent="false" style:page-number="auto">
        <style:tab-stops>
          <style:tab-stop style:position="0.0201in"/>
        </style:tab-stops>
      </style:paragraph-properties>
    </style:style>
    <style:style style:name="P110" style:family="paragraph" style:parent-style-name="Body_20_text_20__28_2_29_" style:master-page-name="PageStyle3">
      <style:paragraph-properties fo:margin-left="0.1807in" fo:margin-right="0in" fo:margin-top="0in" fo:margin-bottom="0in" loext:contextual-spacing="false" fo:text-align="justify" style:justify-single-word="false" fo:text-indent="0in" style:auto-text-indent="false" style:page-number="737"/>
    </style:style>
    <style:style style:name="P111" style:family="paragraph" style:parent-style-name="Body_20_text_20__28_2_29_" style:list-style-name="L9" style:master-page-name="">
      <style:paragraph-properties fo:margin-left="0.4028in" fo:margin-right="0in" fo:margin-top="0in" fo:margin-bottom="0in" loext:contextual-spacing="false" fo:text-align="start" style:justify-single-word="false" fo:text-indent="-0.4028in" style:auto-text-indent="false" style:page-number="auto">
        <style:tab-stops>
          <style:tab-stop style:position="-0.2484in"/>
        </style:tab-stops>
      </style:paragraph-properties>
    </style:style>
    <style:style style:name="P112" style:family="paragraph" style:parent-style-name="Body_20_text_20__28_2_29_" style:list-style-name="L10" style:master-page-name="">
      <style:paragraph-properties fo:margin-left="0.4028in" fo:margin-right="0in" fo:margin-top="0in" fo:margin-bottom="0in" loext:contextual-spacing="false" fo:text-align="start" style:justify-single-word="false" fo:text-indent="-0.4028in" style:auto-text-indent="false" style:page-number="auto">
        <style:tab-stops>
          <style:tab-stop style:position="-0.2484in"/>
        </style:tab-stops>
      </style:paragraph-properties>
    </style:style>
    <style:style style:name="P113" style:family="paragraph" style:parent-style-name="Body_20_text_20__28_2_29_" style:list-style-name="L10" style:master-page-name="">
      <style:paragraph-properties fo:margin-left="0.4028in" fo:margin-right="0in" fo:margin-top="0in" fo:margin-bottom="0in" loext:contextual-spacing="false" fo:text-align="start" style:justify-single-word="false" fo:text-indent="-0.4028in" style:auto-text-indent="false" style:page-number="auto">
        <style:tab-stops>
          <style:tab-stop style:position="-0.2555in"/>
        </style:tab-stops>
      </style:paragraph-properties>
    </style:style>
    <style:style style:name="P114" style:family="paragraph" style:parent-style-name="Body_20_text_20__28_2_29_" style:list-style-name="L12" style:master-page-name="">
      <style:paragraph-properties fo:margin-left="0.1665in" fo:margin-right="0in" fo:margin-top="0in" fo:margin-bottom="0in" loext:contextual-spacing="false" fo:text-align="justify" style:justify-single-word="false" fo:text-indent="-0.1665in" style:auto-text-indent="false" style:page-number="auto">
        <style:tab-stops>
          <style:tab-stop style:position="0.1252in"/>
        </style:tab-stops>
      </style:paragraph-properties>
    </style:style>
    <style:style style:name="P115" style:family="paragraph" style:parent-style-name="Body_20_text_20__28_2_29_" style:list-style-name="L12" style:master-page-name="">
      <style:paragraph-properties fo:margin-left="0.1665in" fo:margin-right="0in" fo:margin-top="0in" fo:margin-bottom="0in" loext:contextual-spacing="false" fo:text-align="justify" style:justify-single-word="false" fo:text-indent="-0.1665in" style:auto-text-indent="false" style:page-number="auto">
        <style:tab-stops>
          <style:tab-stop style:position="0.0307in"/>
        </style:tab-stops>
      </style:paragraph-properties>
    </style:style>
    <style:style style:name="P116" style:family="paragraph" style:parent-style-name="Body_20_text_20__28_2_29_" style:master-page-name="">
      <style:paragraph-properties fo:margin-left="0in" fo:margin-right="0in" fo:margin-top="0in" fo:margin-bottom="0in" loext:contextual-spacing="false" fo:text-align="justify" style:justify-single-word="false" fo:text-indent="0.1665in" style:auto-text-indent="false" style:page-number="auto" fo:break-after="column">
        <style:tab-stops>
          <style:tab-stop style:position="0.3508in"/>
        </style:tab-stops>
        <style:drop-cap style:lines="2" style:distance="0.0035in" style:style-name="DropCap5"/>
      </style:paragraph-properties>
    </style:style>
    <style:style style:name="P117" style:family="paragraph" style:parent-style-name="Body_20_text_20__28_2_29_" style:master-page-name="">
      <style:paragraph-properties fo:margin-left="0in" fo:margin-right="0in" fo:margin-top="0in" fo:margin-bottom="0in" loext:contextual-spacing="false" fo:text-align="justify" style:justify-single-word="false" fo:text-indent="0.1665in" style:auto-text-indent="false" style:page-number="auto">
        <style:tab-stops>
          <style:tab-stop style:position="0.3508in"/>
        </style:tab-stops>
        <style:drop-cap style:lines="2" style:distance="0.0035in" style:style-name="DropCap5"/>
      </style:paragraph-properties>
    </style:style>
    <style:style style:name="P118" style:family="paragraph" style:parent-style-name="Body_20_text_20__28_2_29_" style:list-style-name="L13"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0.2744in"/>
        </style:tab-stops>
      </style:paragraph-properties>
    </style:style>
    <style:style style:name="P119" style:family="paragraph" style:parent-style-name="Body_20_text_20__28_2_29_" style:master-page-name="PageStyle6">
      <style:paragraph-properties fo:margin-left="0.4165in" fo:margin-right="0in" fo:margin-top="0in" fo:margin-bottom="0in" loext:contextual-spacing="false" fo:text-align="start" style:justify-single-word="false" fo:text-indent="-0.222in" style:auto-text-indent="false" style:page-number="741"/>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in" style:wrap="left" style:number-wrapped-paragraphs="no-limit" style:vertical-pos="from-top" style:vertical-rel="page-content" style:horizontal-pos="from-left" style:horizontal-rel="page" fo:background-color="#ffffff" style:background-transparency="100%" draw:fill="solid" draw:fill-color="#ffffff" draw:opacity="0%" fo:padding="0in" fo:border="none" style:flow-with-text="false"/>
    </style:style>
    <style:style style:name="fr3" style:family="graphic" style:parent-style-name="Frame">
      <style:graphic-properties fo:margin-left="0.0398in" fo:margin-right="0.0398in" fo:margin-top="0.0402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0in" fo:margin-right="0in" style:editable="false">
        <style:columns fo:column-count="2" fo:column-gap="0.0957in">
          <style:column style:rel-width="32767*" fo:start-indent="0in" fo:end-indent="0.048in"/>
          <style:column style:rel-width="32768*" fo:start-indent="0.048in" fo:end-indent="0in"/>
        </style:columns>
      </style:section-properties>
    </style:style>
    <style:style style:name="Sect2" style:family="section">
      <style:section-properties fo:margin-left="0in" fo:margin-right="0in" style:editable="false">
        <style:columns fo:column-count="2" fo:column-gap="0.0709in">
          <style:column style:rel-width="32767*" fo:start-indent="0in" fo:end-indent="0.0354in"/>
          <style:column style:rel-width="32768*" fo:start-indent="0.0354in" fo:end-indent="0in"/>
        </style:columns>
      </style:section-properties>
    </style:style>
    <style:style style:name="Sect3" style:family="section">
      <style:section-properties fo:margin-left="0in" fo:margin-right="0in" style:editable="false">
        <style:columns fo:column-count="1" fo:column-gap="0in"/>
      </style:section-properties>
    </style:style>
    <text:list-style style:name="L1">
      <text:list-level-style-number text:level="1" text:style-name="CharStyle1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1"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1"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1"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2"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1"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1"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2"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62">1<text:span text:style-name="CharStyle4"><text:tab/>Sayings of the Speaker, Da­vid’s son, king in Jerusalem.</text:span></text:p>
        <text:list xml:id="list5241058389436683988" text:style-name="L1">
          <text:list-item>
            <text:p text:style-name="P63"><text:span text:style-name="CharStyle11"><text:tab/>Utterly vain, utterly vain, everything is vain!</text:span></text:p>
          </text:list-item>
          <text:list-item>
            <text:p text:style-name="P64"><text:span text:style-name="CharStyle11"><text:tab/>Man labours at his toil under the sun;</text:span></text:p>
          </text:list-item>
        </text:list>
        <text:p text:style-name="P58"><text:span text:style-name="CharStyle11">what does he gain?</text:span></text:p>
        <text:list xml:id="list182505284074277" text:continue-numbering="true" text:style-name="L1">
          <text:list-item>
            <text:p text:style-name="P66"><text:span text:style-name="CharStyle11"><text:tab/>The generations come and go, but there the earth is, there shall it remain.</text:span></text:p>
          </text:list-item>
          <text:list-item>
            <text:p text:style-name="P67"><text:span text:style-name="CharStyle11"><text:tab/>The rising sun goes down, it hurries round, only to rise again.</text:span></text:p>
          </text:list-item>
          <text:list-item>
            <text:p text:style-name="P65"><text:span text:style-name="CharStyle12"><text:tab/></text:span><text:span text:style-name="CharStyle11">From south to north the wind blows round,</text:span></text:p>
          </text:list-item>
        </text:list>
        <text:p text:style-name="P58"><text:span text:style-name="CharStyle11">the wind turns as it blows, turning and then returning on its track.</text:span></text:p>
        <text:list xml:id="list182505965216148" text:continue-numbering="true" text:style-name="L1">
          <text:list-item>
            <text:p text:style-name="P68"><text:span text:style-name="CharStyle11"><text:tab/>The streams all flow into the sea, but the sea they never fill, though the streams are flow­ing still.</text:span></text:p>
          </text:list-item>
          <text:list-item>
            <text:p text:style-name="P66"><text:span text:style-name="CharStyle12"><text:tab/></text:span><text:span text:style-name="CharStyle11">All things are aweary, weary beyond words: the eye is never satisfied, the ear has never enough.</text:span></text:p>
          </text:list-item>
          <text:list-item>
            <text:p text:style-name="P70"><text:span text:style-name="CharStyle11"><text:tab/>What has been is what shall be, what has gone on is what shall go on, and there is nothing xo new under the sun. Men may say of something, “Ah, this is new!”—but it existed long ago </text:span><text:span text:style-name="CharStyle13">ii</text:span><text:span text:style-name="CharStyle11"> before our time. The men of that old time are now forgotten, as men to come shall be forgot­ten by the folk who follow them.</text:span></text:p>
          </text:list-item>
        </text:list>
        <text:list xml:id="list7816298415146102739" text:style-name="L2">
          <text:list-item>
            <text:p text:style-name="P71"><text:span text:style-name="CharStyle11"><text:tab/>I the Speaker was king of 13 Israel in Jerusalem. I set my­self to study and survey thoughtfully all that goes on under heaven—a sorry task this toil set to the sons of men by 14 God! I have seen all that goes on in this world; it is a vain, futile business.</text:span></text:p>
          </text:list-item>
        </text:list>
        <text:p text:style-name="P25"><text:span text:style-name="CharStyle11">IS<text:tab/>You cannot straighten what is twisted,</text:span></text:p>
        <text:p text:style-name="P45"><text:span text:style-name="CharStyle11">nor can you count up the de­fects in life.</text:span></text:p>
        <text:p text:style-name="P50"><text:span text:style-name="CharStyle11">Said I to myself, “Now here 16 have I gained far more wisdom than any before me in Jerusa­lem, my mind has such experi­ence of wisdom and of knowl­edge; I have applied myself to 17 wisdom and knowledge as well as to mad folly, and I find it futile.</text:span></text:p>
        <text:p text:style-name="P45"><text:span text:style-name="CharStyle11">The more you know, the more 18 you suffer:</text:span></text:p>
        <text:p text:style-name="P45"><text:span text:style-name="CharStyle11">the more you understand, the more you ache.”</text:span></text:p>
        <text:p text:style-name="P49"><text:span text:style-name="CharStyle11">Said I to myself, “Come, </text:span><text:span text:style-name="CharStyle14">ey </text:span><text:span text:style-name="CharStyle11">try pleasure and enjoy your- “ self.” But this too was in vain. Mirth is madness, I reflected, 2 and what is the good of pleasure?</text:span></text:p>
        <text:list xml:id="list4306054859760189653" text:style-name="L3">
          <text:list-item>
            <text:p text:style-name="P69"><text:span text:style-name="CharStyle11"><text:tab/>searched my mind how to pam- 3 per my body with wine (keep­ing control of myself wisely all the time), how to come by folly, till I could see how best the sons of men might fare under the sun during the few days of their life. I went in for great 4 works, I built mansions, planted vineyards, laid out gardens and </text:span><text:span text:style-name="CharStyle12">5 </text:span><text:span text:style-name="CharStyle11">parks in which I planted all manner of fruit-trees, making </text:span><text:span text:style-name="CharStyle12">6 </text:span><text:span text:style-name="CharStyle11">pools to water the trees in my plantations; I bought slaves, </text:span><text:span text:style-name="CharStyle12">7 </text:span><text:span text:style-name="CharStyle11">both men and women, and had slaves born within my house­hold; I had large herds and flocks, larger than any before me in Jerusalem; I amassed </text:span><text:span text:style-name="CharStyle12">8 </text:span><text:span text:style-name="CharStyle11">silver and gold, right royal treasures; I secured singers, both men and women, and many a mistress, man’s delight. Richer and richer I grew, more 9 than any before me in Jerusa­lem, nor did my wisdom leave me. Nothing I coveted did I 10 refuse myself; I denied my heart no joy—for my heart did feel</text:span></text:p>
          </text:list-item>
        </text:list>
      </text:section>
      <text:section text:style-name="Sect2" text:name="Section1">
        <text:p text:style-name="P76"><text:span text:style-name="CharStyle11">joy in all this toil; so much I did</text:span></text:p>
        <text:list xml:id="list7162741761603991885" text:style-name="L4">
          <text:list-item>
            <text:p text:style-name="P79"><text:span text:style-name="CharStyle11"><text:tab/>get from all my efforts. But when I turned to look at all I had achieved and at my toil and trouble, then it was all vain and futile. Nothing in this world</text:span></text:p>
          </text:list-item>
          <text:list-item>
            <text:p text:style-name="P80"><text:span text:style-name="CharStyle11"><text:tab/>is worth while. For what can he do who succeeds the king? Nothing but what the king has done already.</text:span></text:p>
          </text:list-item>
        </text:list>
        <text:p text:style-name="P14"><text:span text:style-name="CharStyle11">Then I turned to look into</text:span></text:p>
        <text:list xml:id="list182506708846683" text:continue-numbering="true" text:style-name="L4">
          <text:list-item>
            <text:p text:style-name="P80"><text:span text:style-name="CharStyle11"><text:tab/>wisdom and mad folly. Wis­dom is better than folly, I saw, as light is better than darkness;</text:span></text:p>
          </text:list-item>
          <text:list-item>
            <text:p text:style-name="P81"><text:span text:style-name="CharStyle11"><text:tab/>for the wise man has eyes in his head, while the fool walks in the dark. But I also found that one</text:span></text:p>
          </text:list-item>
          <text:list-item>
            <text:p text:style-name="P81"><text:span text:style-name="CharStyle11"><text:tab/>fate falls to both. So I said to myself, “If the fool’s fate is to be my fate, what is the use of all my wisdom? This too is vain,”</text:span></text:p>
          </text:list-item>
          <text:list-item>
            <text:p text:style-name="P81"><text:span text:style-name="CharStyle11"><text:tab/>said I to myself. “The wise man is no more remembered than the fool, for in days to come both alike will have been long forgotten. Alas, the wise man dies like the fool!”</text:span></text:p>
          </text:list-item>
          <text:list-item>
            <text:p text:style-name="P82"><text:span text:style-name="CharStyle11"><text:tab/>So I hated life; for all that goes on under the sun seemed evil to</text:span></text:p>
          </text:list-item>
          <text:list-item>
            <text:p text:style-name="P81"><text:span text:style-name="CharStyle11"><text:tab/>me, all of it vain and futile. I hated all that I had toiled at un­der the sun, knowing that I must leave it to the man who follows</text:span></text:p>
          </text:list-item>
          <text:list-item>
            <text:p text:style-name="P81"><text:span text:style-name="CharStyle11"><text:tab/>me. And who knows whether he will be a wise man or a fool? Yet he will have it all in his own hands, all I have won by my toil and trouble and skill under the</text:span></text:p>
          </text:list-item>
          <text:list-item>
            <text:p text:style-name="P83"><text:span text:style-name="CharStyle11"><text:tab/>sun. This too is vain. So I turned to despair of all my toil</text:span></text:p>
          </text:list-item>
          <text:list-item>
            <text:p text:style-name="P83"><text:span text:style-name="CharStyle11"><text:tab/>and trouble under the sun; for a man who has toiled skilfully and thoughtfully and ably has to leave all his gains to one who has never worked for them. This too is vain it is a great</text:span></text:p>
          </text:list-item>
          <text:list-item>
            <text:p text:style-name="P83"><text:span text:style-name="CharStyle11"><text:tab/>evil. For what good does a man get himself from all the toil and strain of his labour in</text:span></text:p>
          </text:list-item>
          <text:list-item>
            <text:p text:style-name="P84"><text:span text:style-name="CharStyle11"><text:tab/>this world? All through life his task is a sheer pain and vex­</text:span></text:p>
          </text:list-item>
        </text:list>
        <text:p text:style-name="P10"><text:span text:style-name="CharStyle11">ation, day after day; the very night brings no rest to his mind. This too is vain. There is 24 nothing better for a man than to eat and drink and enjoy him­self, as he does his work. And this, I find, is what God grants; for who can eat, who can enjoy 25 himself, apart from God? [[To 26 a man whom God approves, he grants wisdom, knowledge, and happiness, but he sets a sinner the task of gathering and amass­ing wealth, only to leave it to the man whom God approves (which is indeed vain and fu­tile).]]</text:span></text:p>
        <text:p text:style-name="P43"><text:span text:style-name="CharStyle11">Everything has its ap- o pointed hour,</text:span></text:p>
        <text:p text:style-name="P17"><text:span text:style-name="CharStyle11">there is a time for all things under heaven:</text:span></text:p>
        <text:p text:style-name="P43"><text:span text:style-name="CharStyle11">a time for birth, a time for 2 death,</text:span></text:p>
        <text:p text:style-name="P17"><text:span text:style-name="CharStyle11">a time to plant and a time to uproot,</text:span></text:p>
        <text:p text:style-name="P9"><text:span text:style-name="CharStyle11">a time to kill, a time to heal, </text:span><text:span text:style-name="CharStyle12">3 </text:span><text:span text:style-name="CharStyle11">a time to break down and a time to build,</text:span></text:p>
        <text:p text:style-name="P9"><text:span text:style-name="CharStyle11">a time to cry, a time to laugh, 4 a time to mourn, a time to dance,</text:span></text:p>
        <text:p text:style-name="P43"><text:span text:style-name="CharStyle11">a time to scatter and a time to 5 gather,</text:span></text:p>
        <text:p text:style-name="P17"><text:span text:style-name="CharStyle11">a time to embrace, a time to refrain,</text:span></text:p>
        <text:p text:style-name="P9"><text:span text:style-name="CharStyle11">a time to seek, a time to lose, 6 a time to keep, a time to throw away,</text:span></text:p>
        <text:p text:style-name="P9"><text:span text:style-name="CharStyle11">a time to tear, a time to sew, 7 a time for silence and a time for speech,</text:span></text:p>
        <text:p text:style-name="P9"><text:span text:style-name="CharStyle11">a time for love, a time for hate, 8 a time for war, a time for peace.</text:span></text:p>
        <text:p text:style-name="P29"><text:span text:style-name="CharStyle11">What does a busy man gain 9 from all his toil? I have watched 10 the interests that God sets the sons of men to labour at; he 11 assigned each to its proper time, but for the mind of man he has appointed mystery, that</text:span></text:p>
        <text:p text:style-name="P85"><text:span text:style-name="CharStyle11">man may never fathom God’s own purpose from beginning to</text:span></text:p>
        <text:list xml:id="list9044865260614412860" text:style-name="L5">
          <text:list-item>
            <text:p text:style-name="P86"><text:span text:style-name="CharStyle11"><text:tab/>end. For men, I find, there is nothing better than to be happy and enjoy themselves as long as</text:span></text:p>
          </text:list-item>
          <text:list-item>
            <text:p text:style-name="P86"><text:span text:style-name="CharStyle11"><text:tab/>they are alive; it is indeed God’s very gift to man, that he should eat and drink and be happy as</text:span></text:p>
          </text:list-item>
          <text:list-item>
            <text:p text:style-name="P87"><text:span text:style-name="CharStyle11"><text:tab/>he toils. Also, I find, whatever God may do shall stand un­changed; nothing can be added to it, nothing can be taken from it. So God orders things, that men may stand in awe of him.</text:span></text:p>
          </text:list-item>
          <text:list-item>
            <text:p text:style-name="P87"><text:span text:style-name="CharStyle11"><text:tab/>Whatever is, it has already been; whatever is to be, already is; and God is ever bringing back what disappears.</text:span></text:p>
          </text:list-item>
          <text:list-item>
            <text:p text:style-name="P88"><text:span text:style-name="CharStyle11"><text:tab/>Once more I looked into the world, and there I saw wrong within the courts of justice, ini­quity within the courts of re-</text:span></text:p>
          </text:list-item>
          <text:list-item>
            <text:p text:style-name="P86"><text:span text:style-name="CharStyle11"><text:tab/>ligion! [[Yes, but (I said to my­self) God will deal one day with the just and the unjust; ’tis he who appoints a time for every­thing, for all that men devise</text:span></text:p>
          </text:list-item>
          <text:list-item>
            <text:p text:style-name="P86"><text:span text:style-name="CharStyle11"><text:tab/>and practise.]] This, I re­flected, is God showing what men are, to let them see they are no better than the beasts.</text:span></text:p>
          </text:list-item>
          <text:list-item>
            <text:p text:style-name="P87"><text:span text:style-name="CharStyle11"><text:tab/>For man’s fate is a beast’s fate, one fate befalls them both; as the one dies so the other dies, the same breath is in them all; man is no better than a beast,</text:span></text:p>
          </text:list-item>
          <text:list-item>
            <text:p text:style-name="P89"><text:span text:style-name="CharStyle11"><text:tab/>for both are vanity, both are bound for the same end; both sprang from the dust, and to the</text:span></text:p>
          </text:list-item>
          <text:list-item>
            <text:p text:style-name="P89"><text:span text:style-name="CharStyle11"><text:tab/>dust they both return. Who can tell if the spirit of man goes upward, while the spirit of a beast goes down into the</text:span></text:p>
          </text:list-item>
          <text:list-item>
            <text:p text:style-name="P91"><text:span text:style-name="CharStyle11"><text:tab/>earth? So I saw the best thing for man was to be happy in his work; that is what he gets out of life—for who can show him what is to happen afterwards?</text:span></text:p>
          </text:list-item>
        </text:list>
        <text:p text:style-name="Body_20_text_20__28_2_29__20__2b__20_DropCap3">4<text:span text:style-name="CharStyle12">1</text:span><text:span text:style-name="CharStyle11"> looked again and saw all the oppression that goes on in the world; there were the op­</text:span></text:p>
        <text:p text:style-name="P9"><text:span text:style-name="CharStyle11">pressed in tears, with no one to redress their wrongs—tyrants in power, and the oppressed in tears, with no one to redress their wrongs! So I judged 2 the dead already in their graves to be more happy than the living who were still alive; yes, and 3 happier than them both the man unborn, who has never known the misery that goes on in the world.</text:span></text:p>
        <text:p text:style-name="P29"><text:span text:style-name="CharStyle11">Also I saw that human toil 4 and skill mean jealousy be­tween man and man. (This too is vain and futile!) He is 5 a fool who folds his hands and lets life go to ruin. Still, one 6 handful of content is better than two hands full of toil and futile effort. I saw another futile 7 thing under the sun—a lone 8 man, kinless, without son or brother, and yet toiling on to make money; he cannot satisfy himself with what he gains, and he never asks for whose sake he is toiling and stinting himself of pleasure. This too is vain, a sorry business.</text:span></text:p>
        <text:p text:style-name="P29"><text:span text:style-name="CharStyle11">Two are better than one; </text:span><text:span text:style-name="CharStyle12">9 </text:span><text:span text:style-name="CharStyle11">they come well off in all they undertake, for if one falls the 10 other man can raise his fellow. But woe betide a lonely man who falls, with none to help him up! Again, if two men n lie together, they keep warm; but how can any man keep warm alone? Also, two men 12 can stand up to a robber, when a single man would be over­powered. And a threefold cord is not easily broken.</text:span></text:p>
        <text:p text:style-name="P29"><text:span text:style-name="CharStyle11">A young man, lowly born 13 and wise, is better than an old and silly king who will no longer take advice; in a rebellion the 14 young man may rise to the throne, although he was born poor within the realm. I have 15</text:span></text:p>
        <text:p text:style-name="P38"><text:span text:style-name="CharStyle11">seen all the living on earth side with such a, youth, who was destined to reign instead of the</text:span></text:p>
        <text:list xml:id="list3414734295596090024" text:style-name="L6">
          <text:list-item>
            <text:p text:style-name="P101"><text:span text:style-name="CharStyle11"><text:tab/>old king; no end of people hailed him as their leader. Yet later on men lost all interest in him! This too is vain and futile.</text:span></text:p>
          </text:list-item>
        </text:list>
        <text:p text:style-name="P14"><text:span text:style-name="CharStyle11">Never enter God’s house care­lessly; draw near him to lis­ten, and then your </text:span><text:soft-page-break/><text:span text:style-name="CharStyle11">service is bet­ter than what fools offer—for all a fool knows is how to do wrong.</text:span></text:p>
        <text:list xml:id="list5584617101579086354" text:style-name="L7">
          <text:list-item>
            <text:p text:style-name="P102"><text:span text:style-name="CharStyle11"><text:tab/>Never be rash with your lips, never let your heart hurry you into words before God. God is in heaven, and you are upon earth; so let your words be few.</text:span></text:p>
          </text:list-item>
          <text:list-item>
            <text:p text:style-name="P102"><text:span text:style-name="CharStyle11"><text:tab/>For, as many worries mean that</text:span></text:p>
          </text:list-item>
        </text:list>
        <text:p text:style-name="P61"><text:span text:style-name="CharStyle11">a man will dream, so many words mean that a fool is talking.</text:span></text:p>
        <text:list xml:id="list182506291030849" text:continue-numbering="true" text:style-name="L7">
          <text:list-item>
            <text:p text:style-name="P102"><text:span text:style-name="CharStyle11"><text:tab/>When you vow a vow to God, pay it without delay (for the vows of fools displease him).</text:span></text:p>
          </text:list-item>
          <text:list-item>
            <text:p text:style-name="P102"><text:span text:style-name="CharStyle11"><text:tab/>Pay your vow; better not vow at all than vow and fail to pay.</text:span></text:p>
          </text:list-item>
          <text:list-item>
            <text:p text:style-name="P102"><text:span text:style-name="CharStyle11"><text:tab/>Never allow your lips to lay you open to punishment; never say to God, “I vowed that by mis­take,” lest God be angry at your excuse and undo you. Stand in</text:span></text:p>
          </text:list-item>
          <text:list-item>
            <text:p text:style-name="P102"><text:span text:style-name="CharStyle11"><text:tab/>awe of God [[for many dreams and words mean many a vain folly]].</text:span></text:p>
          </text:list-item>
          <text:list-item>
            <text:p text:style-name="P103"><text:span text:style-name="CharStyle11"><text:tab/>When you see the poor being oppressed, or right and justice tampered with in the State, be not surprised; it is one official preying on another. But over both there is a supreme author-</text:span></text:p>
          </text:list-item>
          <text:list-item>
            <text:p text:style-name="P104"><text:span text:style-name="CharStyle11"><text:tab/>ity; after all, a country prospers with a king who has control.</text:span></text:p>
          </text:list-item>
          <text:list-item>
            <text:p text:style-name="P103"><text:span text:style-name="CharStyle11"><text:tab/>A lover of money will never be satisfied with his money, and a lover of wealth will never make anything of it (this too is</text:span></text:p>
          </text:list-item>
          <text:list-item>
            <text:p text:style-name="P105"><text:span text:style-name="CharStyle11"><text:tab/>vain!). The more a man gains, the more there are to spend it—while the owner can only</text:span></text:p>
          </text:list-item>
          <text:list-item>
            <text:p text:style-name="P105"><text:span text:style-name="CharStyle11"><text:tab/>look on. Sweet is the worker’s sleep, whether he has much to</text:span></text:p>
          </text:list-item>
        </text:list>
        <text:p text:style-name="P9"><text:span text:style-name="CharStyle11">eat or little; but the satiety of the rich keeps them from sleep­ing.</text:span></text:p>
        <text:p text:style-name="P49"><text:span text:style-name="CharStyle11">A sore evil have I seen in 13 the world, wealth hoarded to the owner’s loss: in some un- 14 lucky venture it is lost, and the man has nothing to leave to his son. Naked he came from his 15 mother’s womb, and naked he must return; for all his toil, he has nothing to take with him.</text:span></text:p>
        <text:p text:style-name="P9"><text:span text:style-name="CharStyle11">A sore evil this, that as he came 16 so he must go. What does he gain by all his futile toil, spend- 17 ing his days in gloominess, pri­vations, deep anxieties, distress, and fits of anger?</text:span></text:p>
        <text:p text:style-name="P50"><text:span text:style-name="CharStyle11">Here is what I find now to be 18 right and good for man—to eat and drink and to be happy as he toils on at his task under the sun, during the few days that God gives him to five. Such is 19 his lot; yes, it is God’s own gift when a man is made rich and wealthy and able to en­joy it all, to partake of what may be allotted him and to en­joy himself as he toils. Then 20 he will never brood over the fewness of his days, for God is giving him his heart’s delight. There is indeed an evil I have /: seen under the sun, that O presses heavily on men—God 2 making a man rich, wealthy, and honoured, till he has everything his heart desires, and yet he is unable to enjoy it; an outsider gets the good of it. This is vain, a sore misfortune. A man 3 may have a hundred children and live many a long year, but if he gets no joy of his prosperity and dies unburied, he is worse off, I hold, than an untimely birth that lifeless comes and 4 darkling goes without a name; the sun it never saw nor knew, 5 but it is better off. The man 6</text:span></text:p>
      </text:section>
      <text:section text:style-name="Sect2" text:name="Section2">
        <text:p text:style-name="P110"><text:span text:style-name="CharStyle11">may live a thousand years twice told, but if he never enjoys him­self, then are not both alike bound for the same end?</text:span></text:p>
        <text:list xml:id="list7302721702047877894" text:style-name="L8">
          <text:list-item>
            <text:p text:style-name="P72"><text:span text:style-name="CharStyle11"><text:tab/>A man toils on to satisfy his</text:span></text:p>
          </text:list-item>
        </text:list>
        <text:p text:style-name="P27"><text:span text:style-name="CharStyle11">hunger,</text:span></text:p>
        <text:p text:style-name="P52"><text:span text:style-name="CharStyle11">but his wants are never met.</text:span></text:p>
        <text:list xml:id="list182506368460850" text:continue-numbering="true" text:style-name="L8">
          <text:list-item>
            <text:p text:style-name="P72"><text:span text:style-name="CharStyle11"><text:tab/>A wise man fares no better</text:span></text:p>
          </text:list-item>
        </text:list>
        <text:p text:style-name="P52"><text:span text:style-name="CharStyle11">than a fool;</text:span></text:p>
        <text:p text:style-name="P52"><text:span text:style-name="CharStyle11">nor does a poor man, with sense to live aright.</text:span></text:p>
        <text:list xml:id="list182506172193591" text:continue-numbering="true" text:style-name="L8">
          <text:list-item>
            <text:p text:style-name="P72"><text:span text:style-name="CharStyle11"><text:tab/>Better a joy at hand</text:span></text:p>
          </text:list-item>
        </text:list>
        <text:p text:style-name="P24"><text:span text:style-name="CharStyle11">than wants that roam abroad.</text:span></text:p>
        <text:list xml:id="list182505478567047" text:continue-numbering="true" text:style-name="L8">
          <text:list-item>
            <text:p text:style-name="P106"><text:span text:style-name="CharStyle11"><text:tab/>Whatever happens has been determined long ago, and what man is has been ordained of old; he cannot argue with One</text:span></text:p>
          </text:list-item>
          <text:list-item>
            <text:p text:style-name="P107"><text:span text:style-name="CharStyle11"><text:tab/>mightier than himself, and lav­ish talk about it only means more folly. What is the use of</text:span></text:p>
          </text:list-item>
          <text:list-item>
            <text:p text:style-name="P109"><text:span text:style-name="CharStyle11"><text:tab/>talking? Who can tell what is good for man in life, during the few days of his empty life that passes like a shadow? For who can tell a man what is to happen in this world when he is gone?</text:span></text:p>
          </text:list-item>
        </text:list>
        <text:p text:style-name="Body_20_text_20__28_3_29__20__2b__20_DropCap4">7<text:span text:style-name="CharStyle4"><text:tab/>A good name in life is better than nard,</text:span></text:p>
        <text:p text:style-name="P24"><text:span text:style-name="CharStyle11">but the day of death is better than the day of birth.</text:span></text:p>
        <text:list xml:id="list3985476340909109604" text:style-name="L9">
          <text:list-item>
            <text:p text:style-name="P111"><text:span text:style-name="CharStyle11"><text:tab/>Better go to the house of mourn­ing</text:span></text:p>
          </text:list-item>
        </text:list>
        <text:p text:style-name="P55"><text:span text:style-name="CharStyle11">than to the house of feasting; for death is the end of all men, and the living should keep that in mind.</text:span></text:p>
        <text:list xml:id="list182505007077817" text:continue-numbering="true" text:style-name="L9">
          <text:list-item>
            <text:p text:style-name="P108"><text:span text:style-name="CharStyle12"><text:tab/></text:span><text:span text:style-name="CharStyle11">Grief is better than gaiety,</text:span></text:p>
          </text:list-item>
        </text:list>
        <text:p text:style-name="P54"><text:span text:style-name="CharStyle11">for sadness does the soul good. </text:span><text:span text:style-name="CharStyle12">4</text:span><text:span text:style-name="CharStyle11"> The heart of wise men turns to the house of mourning, the heart of fools turns to the house of mirth.</text:span></text:p>
        <text:list xml:id="list3643411351617502342" text:style-name="L10">
          <text:list-item>
            <text:p text:style-name="P113"><text:span text:style-name="CharStyle12"><text:tab/></text:span><text:span text:style-name="CharStyle11">Better attend to censure from the wise</text:span></text:p>
          </text:list-item>
        </text:list>
        <text:p text:style-name="P24"><text:span text:style-name="CharStyle11">than listen to a song from fools;</text:span></text:p>
        <text:list xml:id="list182506428067794" text:continue-numbering="true" text:style-name="L10">
          <text:list-item>
            <text:p text:style-name="P112"><text:span text:style-name="CharStyle12"><text:tab/></text:span><text:span text:style-name="CharStyle11">for like nettles crackling under kettles</text:span></text:p>
          </text:list-item>
        </text:list>
        <text:p text:style-name="P24"><text:span text:style-name="CharStyle11">is the cackle of a fool.</text:span></text:p>
        <text:p text:style-name="P41"><text:span text:style-name="CharStyle11">This too is vain:</text:span></text:p>
        <text:p text:style-name="P16"><text:span text:style-name="CharStyle11">for a judge to make a fool of </text:span><text:span text:style-name="CharStyle12">7 </text:span><text:span text:style-name="CharStyle11">himself by oppression, and for life to be ruined by taking bribes.</text:span></text:p>
        <text:p text:style-name="P9"><text:span text:style-name="CharStyle11">The end of a business is better </text:span><text:span text:style-name="CharStyle12">8 </text:span><text:span text:style-name="CharStyle11">than its beginning, and patience is better than pride.</text:span></text:p>
        <text:p text:style-name="P9"><text:span text:style-name="CharStyle11">Never be hasty in your anger; </text:span><text:span text:style-name="CharStyle12">9 </text:span><text:span text:style-name="CharStyle11">it is only fools who cherish wrath.</text:span></text:p>
        <text:p text:style-name="P15"><text:span text:style-name="CharStyle11">Never ask why the past was io better than the present: that is a foolish question.</text:span></text:p>
        <text:p text:style-name="P42"><text:span text:style-name="CharStyle11">Wisdom is as good as an inherit- n ance,</text:span></text:p>
        <text:p text:style-name="P56"><text:span text:style-name="CharStyle11">a real profit for mankind; for wisdom like wealth is a de- 12 fence,</text:span></text:p>
        <text:p text:style-name="P53"><text:span text:style-name="CharStyle11">but knowledge does more good than money, it safeguards a man’s life.</text:span></text:p>
        <text:p text:style-name="P12"><text:span text:style-name="CharStyle11">Ponder the doings of God:<text:tab/>13</text:span></text:p>
        <text:p text:style-name="P59"><text:span text:style-name="CharStyle11">who can straighten what he twists?</text:span></text:p>
        <text:p text:style-name="P10"><text:span text:style-name="CharStyle11">In prosperous days enjoy your- 14 self, but in evil days ponder this, that the one is the doing of God as well as the other—all to keep man from knowing what is to happen.</text:span></text:p>
        <text:p text:style-name="P56"><text:span text:style-name="CharStyle11">All manner of things have I 15 seen in my fleeting life, the good man perishing by his very good­ness and the evil man flourishing upon his evil. Be not over- 16 good, be not over-wise; why expose yourself to trouble? And be not over-evil either, 17 never play the fool; why die be­fore your time? The best way is 18 to take the one line, and yet not avoid the other [[he who stands in awe of God shall avoid both extremes]] [[wisdom is 19 better protection for the wise than a dozen wardens for a</text:span></text:p>
        <text:list xml:id="list3289701181815119869" text:style-name="L11">
          <text:list-item>
            <text:p text:style-name="P99"><text:span text:style-name="CharStyle11"><text:tab/>city]], for there is not a single good man upon earth whose good deeds are without some sinful lapse.</text:span></text:p>
          </text:list-item>
          <text:list-item>
            <text:p text:style-name="P93"><text:span text:style-name="CharStyle11"><text:tab/>One thing more. Never listen to all that people say; you may hear your own slave</text:span></text:p>
          </text:list-item>
          <text:list-item>
            <text:p text:style-name="P92"><text:span text:style-name="CharStyle11"><text:tab/>cursing you. As many a time, you must confess, you yourself have cursed other people.</text:span></text:p>
          </text:list-item>
          <text:list-item>
            <text:p text:style-name="P93"><text:span text:style-name="CharStyle11"><text:tab/>All this I have tested by means of wisdom. I thought to become wise, but wisdom re-</text:span></text:p>
          </text:list-item>
          <text:list-item>
            <text:p text:style-name="P90"><text:span text:style-name="CharStyle11"><text:tab/>mained out of reach. Reality is beyond my grasp; deep it lies, very deep, and no one can lay hands upon the heart of things.</text:span></text:p>
          </text:list-item>
          <text:list-item>
            <text:p text:style-name="P93"><text:span text:style-name="CharStyle11"><text:tab/>I cast about in my mind to know and survey and discover wisdom and the reason of things, finding that wickedness is folly</text:span></text:p>
          </text:list-item>
          <text:list-item>
            <text:p text:style-name="P94"><text:span text:style-name="CharStyle11"><text:tab/>and folly madness; and I dis­covered something, something more bitter even than death— the woman who entangles men, whose heart is a net, whose clasp is a chain [[a man by God’s good favour shall escape her, but she will snare a sin-</text:span></text:p>
          </text:list-item>
          <text:list-item>
            <text:p text:style-name="P94"><text:span text:style-name="CharStyle11"><text:tab/>ner]]. Vainly have I sought over and again the truth of things, putting together this and</text:span></text:p>
          </text:list-item>
          <text:list-item>
            <text:p text:style-name="P94"><text:span text:style-name="CharStyle11"><text:tab/>that; but here is what I have found, says the Speaker: one true man in a thousand, but</text:span></text:p>
          </text:list-item>
          <text:list-item>
            <text:p text:style-name="P100"><text:span text:style-name="CharStyle11"><text:tab/>never a true woman! Here is all I have been able to discover: God made the race of men up­right, but many a cunning wile have they contrived.</text:span></text:p>
          </text:list-item>
        </text:list>
        <text:p text:style-name="Body_20_text_20__28_3_29__20__2b__20_DropCap5">8<text:span text:style-name="CharStyle4"><text:tab/>Who is like a wise man?</text:span></text:p>
        <text:p text:style-name="P51"><text:span text:style-name="CharStyle11">Who can explain things? Man’s wisdom lights his face up,</text:span></text:p>
        <text:p text:style-name="P36"><text:span text:style-name="CharStyle11">it transfigures even a rough countenance.</text:span></text:p>
        <text:p text:style-name="P14"><text:span text:style-name="CharStyle11">2 Obey the king, for you swore </text:span><text:span text:style-name="CharStyle12">3</text:span><text:span text:style-name="CharStyle11"> him loyalty before God. Rebel not rashly against him, never</text:span></text:p>
        <text:p text:style-name="P13"><text:span text:style-name="CharStyle11">thwart him, for he does as he pleases; the king’s word is su- 4 preme, and none dare ask him what he means. No one knows </text:span><text:span text:style-name="CharStyle12">7 </text:span><text:span text:style-name="CharStyle11">what a king may do, and none can tell when he will do it. He </text:span><text:span text:style-name="CharStyle12">5 </text:span><text:span text:style-name="CharStyle11">who obeys the royal command will never come to harm. Still, the wise heart knows there is a time of judgment coming, even </text:span><text:span text:style-name="CharStyle12">6 </text:span><text:span text:style-name="CharStyle11">though to-day men may be crushed under the king in mis­ery; for all there is an hour of judgment. No man can hold </text:span><text:span text:style-name="CharStyle12">8 </text:span><text:span text:style-name="CharStyle11">the winds in check or control the day of death; in war there is no furlough, and wrong is no shield for wrongdoers. All this I </text:span><text:span text:style-name="CharStyle12">9 </text:span><text:span text:style-name="CharStyle11">saw, as thoughtfully I pondered what goes on within this world whenever men have power over their fellows, power to injure them.</text:span></text:p>
        <text:p text:style-name="P31"><text:span text:style-name="CharStyle11">Then I saw bad men being 10 borne to burial, carried to their rest, while the pious had to leave the sanctuary and were forgot­ten in the city (which also is vanity!). [[Because sentence on n a crime is not executed at once, the mind of man is prone to evil practices; but although a 12 sinner may sin repeatedly and thrive, I know it is the reverent who are safe, as they revere God, while the bad man fares 13 ill—he cannot thrive, for lives that lack all reverence for God pass like a shadow.]] Here 14 again is a vanity that goes on in the world: good men fare as though they were wicked, and wicked men fare as though they were good. This, I repeat, is vanity. So I praise pleasure: 15 the best thing under the sun for man is to eat and drink and en­joy himself, and to keep this up as he goes toiling through the life God gives him in this world.</text:span></text:p>
        <text:list xml:id="list4250485059818793182" text:style-name="L12">
          <text:list-item>
            <text:p text:style-name="P114"><draw:frame draw:style-name="fr2" draw:name="16" text:anchor-type="paragraph" svg:x="4.6291in" svg:y="6.0161in" svg:width="1.9071in" draw:z-index="2"><draw:text-box fo:min-height="0.2693in"><text:p text:style-name="P42"><text:span text:style-name="CharStyle15">A poisonous fly makes per- -| A fume putrid:</text:span></text:p></draw:text-box></draw:frame><text:span text:style-name="CharStyle11"><text:tab/>When I gave my mind to the study of wisdom, to study all</text:span></text:p>
          </text:list-item>
          <text:list-item>
            <text:p text:style-name="P115"><text:span text:style-name="CharStyle11"><text:tab/>the busy life of the world, I found that man is unable to grasp the truth of all that God is doing in this world; he may labour in his efforts to attain it, in a sleepless quest for it by day and night, but he will never find it out; a wise man may think he is coming on the secret, but even he will never find it</text:span></text:p>
          </text:list-item>
        </text:list>
        <text:p text:style-name="P116">9<text:span text:style-name="CharStyle11"><text:tab/>out. For this I realize, this I clearly see, that the just and wise and all their doings are within the power of God. Will he love them? Will he hate them? None can tell; anything 2 may happen to them. And for all men alike there is one fate, for just and unjust, good and bad, pure and impure, for him who sacrifices and for him who never sacrifices; as with the good man, so with the sinner; the profane man fares like the man whose oath is sacred. </text:span><text:span text:style-name="CharStyle14">3</text:span><text:span text:style-name="CharStyle11"> There is no evil like this in the world, that all men have one fate; it makes men seethe with evil aims and mad desires during their life, and then they join 4 the dead—not one is left. Any­one still alive has something to live for (even a live dog is better S than a dead lion); the living know this at least, that they must die. But the dead know nothing, they have nothing for their labour, their very mem- </text:span><text:span text:style-name="CharStyle12">6</text:span><text:span text:style-name="CharStyle11"> ory is forgotten, their love has vanished with their hate and jealousy, and they have no share now in anything that goes on </text:span><text:span text:style-name="CharStyle12">7</text:span><text:span text:style-name="CharStyle11"> in the world. Come, eat your food with joy and drink your wine with a glad heart, for to do </text:span><text:span text:style-name="CharStyle12">8</text:span><text:span text:style-name="CharStyle11"> this has God’s approval. Wear white robes always, and spare </text:span><text:span text:style-name="CharStyle12">9</text:span><text:span text:style-name="CharStyle11"> not oil for your head; enjoy life with the woman whom you love, </text:span></text:p>
        <text:p text:style-name="P117">through all the fleeting life which God has given you in this world, for this is what you are meant to get out of your life of toil under the sun. Throw your- io self into any pursuit that may appeal to you, for there is no pursuit, ho plan, no knowledge or intelligence, within the grave where you are going.</text:p>
        <text:list xml:id="list2928150607146518461" text:style-name="L13">
          <text:list-item>
            <text:p text:style-name="P118"><text:span text:style-name="CharStyle11"><text:tab/>looked at fife again: in this </text:span><text:span text:style-name="CharStyle13">ii </text:span><text:span text:style-name="CharStyle11">world the race is not won by the swift, nor battles by the brave, nor bread by the wise, nor wealth by the clever, nor honour by the learned; death and misfortune happen to them all. For no man knows his 12 hour; like fish caught in the deadly net, like birds trapped in a snare, so men are snared by an evil hour that drops upon them suddenly.</text:span></text:p>
          </text:list-item>
        </text:list>
        <text:p text:style-name="P48"><text:span text:style-name="CharStyle11">Here is another case of wis- 13 dom which I have seen on earth, and I was struck by it. A little 14 town there was, with few men in it; and a great king attacked it, he invested it, and built great siege-works round it. However, </text:span><text:span text:style-name="CharStyle22">IS </text:span><text:span text:style-name="CharStyle11">a poor wise man was found within the town, who saved it by his skill. And not a soul remembered that poor man! Wisdom is better than strength, 16 I reflected; still, a poor man’s wisdom wins no honour for him, no deference.</text:span></text:p>
        <text:p text:style-name="P40"><text:span text:style-name="CharStyle11">Wise words heard in quiet far 17 excel</text:span></text:p>
        <text:p text:style-name="P46"><text:span text:style-name="CharStyle11">shouts from a ringleader of revellers.</text:span></text:p>
        <text:p text:style-name="P40"><text:span text:style-name="CharStyle11">Wisdom is better than weapons 18 of war;</text:span></text:p>
        <text:p text:style-name="P46"><text:span text:style-name="CharStyle11">often a single error spoils good strategy.</text:span></text:p>
        <text:p text:style-name="P45"><text:span text:style-name="CharStyle11">a grain of folly mars wisdom and honour.</text:span></text:p>
      </text:section>
      <text:section text:style-name="Sect2" text:name="Section3">
        <text:list xml:id="list5755307621132661343" text:style-name="L14">
          <text:list-item>
            <text:p text:style-name="P77"><text:span text:style-name="CharStyle11"><text:tab/>A wise man’s sense will keep</text:span></text:p>
          </text:list-item>
        </text:list>
        <text:p text:style-name="P21"><text:span text:style-name="CharStyle11">him right:</text:span></text:p>
        <text:p text:style-name="P35"><text:span text:style-name="CharStyle11">a fool’s mind leads him wrong.</text:span></text:p>
        <text:list xml:id="list182506948497419" text:continue-numbering="true" text:style-name="L14">
          <text:list-item>
            <text:p text:style-name="P75"><text:span text:style-name="CharStyle11"><text:tab/>Even on a walk the fool shows</text:span></text:p>
          </text:list-item>
        </text:list>
        <text:p text:style-name="P21"><text:span text:style-name="CharStyle11">lack of sense,</text:span></text:p>
        <text:p text:style-name="P37"><text:span text:style-name="CharStyle11">for he calls everyone a fool.</text:span></text:p>
        <text:list xml:id="list182506530412151" text:continue-numbering="true" text:style-name="L14">
          <text:list-item>
            <text:p text:style-name="P73"><text:span text:style-name="CharStyle11"><text:tab/>If a ruler’s wrath flares up</text:span></text:p>
          </text:list-item>
        </text:list>
        <text:p text:style-name="P57"><text:span text:style-name="CharStyle11">against you, never resign your post; defer to him,</text:span></text:p>
        <text:p text:style-name="P34"><text:span text:style-name="CharStyle11">and you will pacify his rage.</text:span></text:p>
        <text:list xml:id="list182505890723996" text:continue-numbering="true" text:style-name="L14">
          <text:list-item>
            <text:p text:style-name="P73"><text:span text:style-name="CharStyle11"><text:tab/>Here is an evil I have seen on</text:span></text:p>
          </text:list-item>
        </text:list>
        <text:p text:style-name="P22"><text:span text:style-name="CharStyle11">earth,</text:span></text:p>
        <text:p text:style-name="P34"><text:span text:style-name="CharStyle11">a ruler blundering without meaning it:</text:span></text:p>
        <text:list xml:id="list182506504940950" text:continue-numbering="true" text:style-name="L14">
          <text:list-item>
            <text:p text:style-name="P73"><text:span text:style-name="CharStyle11"><text:tab/>fools often get high posts from</text:span></text:p>
          </text:list-item>
        </text:list>
        <text:p text:style-name="P22"><text:span text:style-name="CharStyle11">him,</text:span></text:p>
        <text:p text:style-name="P34"><text:span text:style-name="CharStyle11">while the noble take a lowly seat;</text:span></text:p>
        <text:list xml:id="list182505507027105" text:continue-numbering="true" text:style-name="L14">
          <text:list-item>
            <text:p text:style-name="P73"><text:span text:style-name="CharStyle11"><text:tab/>so have I seen-slaves on horse­</text:span></text:p>
          </text:list-item>
        </text:list>
        <text:p text:style-name="P22"><text:span text:style-name="CharStyle11">back,</text:span></text:p>
        <text:p text:style-name="P33"><text:span text:style-name="CharStyle11">and princes plodding afoot like slaves.</text:span></text:p>
        <text:list xml:id="list182506455089587" text:continue-numbering="true" text:style-name="L14">
          <text:list-item>
            <text:p text:style-name="P73"><text:span text:style-name="CharStyle11"><text:tab/>He who digs a pit may fall into</text:span></text:p>
          </text:list-item>
        </text:list>
        <text:p text:style-name="P22"><text:span text:style-name="CharStyle11">it,</text:span></text:p>
        <text:p text:style-name="P34"><text:span text:style-name="CharStyle11">he who breaks a wall down may be bitten by a serpent.</text:span></text:p>
        <text:list xml:id="list182505878382539" text:continue-numbering="true" text:style-name="L14">
          <text:list-item>
            <text:p text:style-name="P73"><text:span text:style-name="CharStyle11"><text:tab/>He who quarries stones may be</text:span></text:p>
          </text:list-item>
        </text:list>
        <text:p text:style-name="P22"><text:span text:style-name="CharStyle11">hurt by them,</text:span></text:p>
        <text:p text:style-name="P34"><text:span text:style-name="CharStyle11">he who cuts logs may get a wound.</text:span></text:p>
        <text:list xml:id="list182506592129335" text:continue-numbering="true" text:style-name="L14">
          <text:list-item>
            <text:p text:style-name="P74"><text:span text:style-name="CharStyle11"><text:tab/>If the axe is blunt and its edge</text:span></text:p>
          </text:list-item>
        </text:list>
        <text:p text:style-name="P22"><text:span text:style-name="CharStyle11">unwhetted,</text:span></text:p>
        <text:p text:style-name="P34"><text:span text:style-name="CharStyle11">more strength must be put into the blow;</text:span></text:p>
        <text:p text:style-name="P34"><text:span text:style-name="CharStyle11">successful skill comes from shrewd sense.</text:span></text:p>
        <text:list xml:id="list182506341644639" text:continue-numbering="true" text:style-name="L14">
          <text:list-item>
            <text:p text:style-name="P74"><text:span text:style-name="CharStyle11"><text:tab/>If a serpent bites before it is</text:span></text:p>
          </text:list-item>
        </text:list>
        <text:p text:style-name="P22"><text:span text:style-name="CharStyle11">charmed,</text:span></text:p>
        <text:p text:style-name="P33"><text:span text:style-name="CharStyle11">then the charmer’s skill is use­less.</text:span></text:p>
        <text:list xml:id="list182505735734644" text:continue-numbering="true" text:style-name="L14">
          <text:list-item>
            <text:p text:style-name="P74"><text:span text:style-name="CharStyle11"><text:tab/>The words of wise men win them</text:span></text:p>
          </text:list-item>
        </text:list>
        <text:p text:style-name="P22"><text:span text:style-name="CharStyle11">favour,</text:span></text:p>
        <text:p text:style-name="P34"><text:span text:style-name="CharStyle11">but a fool’s lips are his ruin;</text:span></text:p>
        <text:list xml:id="list182506295853385" text:continue-numbering="true" text:style-name="L14">
          <text:list-item>
            <text:p text:style-name="P74"><text:span text:style-name="CharStyle11"><text:tab/>his words are folly from the</text:span></text:p>
          </text:list-item>
        </text:list>
        <text:p text:style-name="P22"><text:span text:style-name="CharStyle11">start,</text:span></text:p>
        <text:p text:style-name="P34"><text:span text:style-name="CharStyle11">and they end in mad mischief;</text:span></text:p>
        <text:list xml:id="list182506920947388" text:continue-numbering="true" text:style-name="L14">
          <text:list-item>
            <text:p text:style-name="P74"><text:span text:style-name="CharStyle11"><text:tab/>a fool prates on and on:</text:span></text:p>
          </text:list-item>
        </text:list>
        <text:p text:style-name="P19"><text:span text:style-name="CharStyle11">even the stupid are weary of IS his fussiness.</text:span></text:p>
        <text:p text:style-name="P16"><text:span text:style-name="CharStyle11">Man knows not what is to be: 14 who can tell him what hap­pens when he is gone?</text:span></text:p>
        <text:p text:style-name="P9"><text:span text:style-name="CharStyle11">Woe betide you, O land, when 16 your king is a mere boy, and your princes revel in the morning!</text:span></text:p>
        <text:p text:style-name="P43"><text:span text:style-name="CharStyle11">Well for you when your king is 17 nobly born,</text:span></text:p>
        <text:p text:style-name="P17"><text:span text:style-name="CharStyle11">and princes revel at right hours,</text:span></text:p>
        <text:p text:style-name="P17"><text:span text:style-name="CharStyle11">stalwart men, not sots!</text:span></text:p>
        <text:p text:style-name="P11"><text:span text:style-name="CharStyle11">Sloth makes the rafters sink:<text:tab/>18</text:span></text:p>
        <text:p text:style-name="P17"><text:span text:style-name="CharStyle11">when hands are slack, the roof will leak.</text:span></text:p>
        <text:p text:style-name="P11"><text:span text:style-name="CharStyle11">Men feast for merry-making,<text:tab/>19</text:span></text:p>
        <text:p text:style-name="P60"><text:span text:style-name="CharStyle11">and they drink for revelry— and money does it all!</text:span></text:p>
        <text:p text:style-name="P43"><text:span text:style-name="CharStyle11">Curse not the king, not even on 20 your couch,</text:span></text:p>
        <text:p text:style-name="P17"><text:span text:style-name="CharStyle11">curse not the rich, even in your bedchamber;</text:span></text:p>
        <text:p text:style-name="P43"><text:span text:style-name="CharStyle11">for a bird of the air may carry the sound,</text:span></text:p>
        <text:p text:style-name="P20"><text:span text:style-name="CharStyle11">and wings may betray the secret.</text:span></text:p>
        <text:p text:style-name="P44"><text:span text:style-name="CharStyle11">Trust your goods far and "i ■■ wide at sea,<text:tab/></text:span><text:span text:style-name="CharStyle12">1</text:span></text:p>
        <text:p text:style-name="P17"><text:span text:style-name="CharStyle11">till you get good returns after a while.</text:span></text:p>
        <text:p text:style-name="P9"><text:span text:style-name="CharStyle11">Take shares in several ventures; you never know what will go wrong in this world.</text:span></text:p>
        <text:p text:style-name="P39"><text:span text:style-name="CharStyle11">When clouds are full of rain, they drench the earth;</text:span></text:p>
        <text:p text:style-name="P43"><text:span text:style-name="CharStyle11">as the stick falls, to south or north,</text:span></text:p>
        <text:p text:style-name="P17"><text:span text:style-name="CharStyle11">where the stick falls it lies.</text:span></text:p>
        <text:p text:style-name="P43"><text:span text:style-name="CharStyle11">He whose eye is on the wind will . never sow;</text:span></text:p>
        <text:p text:style-name="P17"><text:span text:style-name="CharStyle11">he who studies clouds will never reap.</text:span></text:p>
        <text:p text:style-name="P43"><text:span text:style-name="CharStyle11">As you know not how the wind blows,</text:span></text:p>
        <text:p text:style-name="P18"><text:span text:style-name="CharStyle11">nor how a babe within the womb grows,</text:span></text:p>
        <text:p text:style-name="P119"><draw:frame draw:style-name="fr3" draw:name="17" text:anchor-type="paragraph" svg:x="2.7516in" svg:y="4.4071in" svg:width="0.2598in" svg:height="0.0161in" draw:z-index="3"><draw:image xlink:href="Pictures/10000000000000270000001B77A1D519.jpg" xlink:type="simple" xlink:show="embed" xlink:actuate="onLoad"/><draw:contour-polygon svg:width="0.2598in" svg:height="0.1764in" svg:viewBox="0 0 660 448" draw:points="0,0 660,0 660,448 0,448" draw:recreate-on-edit="true"/></draw:frame><text:span text:style-name="CharStyle11">so you cannot know how God works,</text:span></text:p>
        <text:p text:style-name="P34"><text:span text:style-name="CharStyle11">God who is in everything.</text:span></text:p>
        <text:list xml:id="list3528428234862733606" text:style-name="L15">
          <text:list-item>
            <text:p text:style-name="P95"><text:span text:style-name="CharStyle11"><text:tab/>Sow your seed in the morning of</text:span></text:p>
          </text:list-item>
        </text:list>
        <text:p text:style-name="P22"><text:span text:style-name="CharStyle11">life,</text:span></text:p>
        <text:p text:style-name="P34"><text:span text:style-name="CharStyle11">and stay not your hand till evening;</text:span></text:p>
        <text:p text:style-name="P47"><text:span text:style-name="CharStyle11">you never know if this or that shall prosper,</text:span></text:p>
        <text:p text:style-name="P34"><text:span text:style-name="CharStyle11">or whether both shall have success.</text:span></text:p>
        <text:list xml:id="list182507087367427" text:continue-numbering="true" text:style-name="L15">
          <text:list-item>
            <text:p text:style-name="P96"><text:span text:style-name="CharStyle11"><text:tab/>Sweet is the light of life, and pleasant is it for the eyes to</text:span></text:p>
          </text:list-item>
          <text:list-item>
            <text:p text:style-name="P97"><text:span text:style-name="CharStyle11"><text:tab/>see the sun. If a man live many years, let him have joy throughout them all; let him remember that the dark days will be many. All that comes after death is emptiness.</text:span></text:p>
          </text:list-item>
          <text:list-item>
            <text:p text:style-name="P97"><text:span text:style-name="CharStyle11"><text:tab/>So rejoice in your youth, young</text:span></text:p>
          </text:list-item>
        </text:list>
        <text:p text:style-name="P22"><text:span text:style-name="CharStyle11">man,</text:span></text:p>
        <text:p text:style-name="P34"><text:span text:style-name="CharStyle11">be blithe in the flower of your age;</text:span></text:p>
        <text:p text:style-name="P28"><text:span text:style-name="CharStyle11">follow your heart’s desire and all that attracts you [[but be sure that for all this God will bring you to ac­count]];</text:span></text:p>
        <text:p text:style-name="P26"><text:span text:style-name="CharStyle25">io<text:tab/></text:span><text:span text:style-name="CharStyle24">banish all worries from vour mind,</text:span></text:p>
        <text:p text:style-name="P34"><text:span text:style-name="CharStyle11">and keep your body free from pain</text:span></text:p>
        <text:p text:style-name="P34"><text:span text:style-name="CharStyle11">(for youth and manhood will not last)</text:span></text:p>
        <text:p text:style-name="P9"><text:span text:style-name="CharStyle11">[[but remember your Cre­ator in the flower of your age]],</text:span></text:p>
        <text:p text:style-name="P28"><text:span text:style-name="CharStyle11">ere evil days come on, and years approach when you shall say,</text:span></text:p>
        <text:p text:style-name="P34"><text:span text:style-name="CharStyle11">“I have no joy in them”;</text:span></text:p>
        <text:list xml:id="list4780306985430556922" text:style-name="L16">
          <text:list-item>
            <text:p text:style-name="P98"><text:span text:style-name="CharStyle11"><text:tab/>ere the sun grows dark,</text:span></text:p>
          </text:list-item>
        </text:list>
        <text:p text:style-name="P34"><text:span text:style-name="CharStyle11">and the light goes from moon and stars,</text:span></text:p>
        <text:p text:style-name="P34"><text:span text:style-name="CharStyle11">and the clouds gather after rain;</text:span></text:p>
        <text:list xml:id="list182506772219457" text:continue-numbering="true" text:style-name="L16">
          <text:list-item>
            <text:p text:style-name="P98"><text:span text:style-name="CharStyle11"><text:tab/>when the guards tremble in the</text:span></text:p>
          </text:list-item>
        </text:list>
        <text:p text:style-name="P23"><text:span text:style-name="CharStyle11">house of Life, when its upholders bow, when the maids that grind are few and fail,</text:span></text:p>
        <text:p text:style-name="P17"><text:span text:style-name="CharStyle11">and ladies at the lattice lose their lustre,</text:span></text:p>
        <text:p text:style-name="P43"><text:span text:style-name="CharStyle11">when the doors to the street are 4 shut,</text:span></text:p>
        <text:p text:style-name="P17"><text:span text:style-name="CharStyle11">and the sound of the mill runs low,</text:span></text:p>
        <text:p text:style-name="P9"><text:span text:style-name="CharStyle11">when the twitter of birds is faint, and dull the daughters of song, when old age fears a height, </text:span><text:span text:style-name="CharStyle12">5 </text:span><text:span text:style-name="CharStyle11">and even a walk has its terrors, when his hair is almond white, and he drags his limbs along, as the spirit flags and fades.</text:span></text:p>
        <text:p text:style-name="P43"><text:span text:style-name="CharStyle11">So man goes to his long, long home,</text:span></text:p>
        <text:p text:style-name="P17"><text:span text:style-name="CharStyle11">and mourners pass along the street,</text:span></text:p>
        <text:p text:style-name="P43"><text:span text:style-name="CharStyle11">on the day when the silver cord </text:span><text:span text:style-name="CharStyle12">6 </text:span><text:span text:style-name="CharStyle11">is snapped,</text:span></text:p>
        <text:p text:style-name="P17"><text:span text:style-name="CharStyle11">and the golden lamp drops broken,</text:span></text:p>
        <text:p text:style-name="P43"><text:span text:style-name="CharStyle11">when the pitcher breaks at the fountain,</text:span></text:p>
        <text:p text:style-name="P17"><text:span text:style-name="CharStyle11">the wheel breaks at the cis­tern,</text:span></text:p>
        <text:p text:style-name="P43"><text:span text:style-name="CharStyle11">when the dust returns to earth </text:span><text:span text:style-name="CharStyle12">7 </text:span><text:span text:style-name="CharStyle11">once more,</text:span></text:p>
        <text:p text:style-name="P17"><text:span text:style-name="CharStyle11">and the spirit to God who gave it.</text:span></text:p>
        <text:p text:style-name="P32"><text:span text:style-name="CharStyle11">Utterly vain—such is the </text:span><text:span text:style-name="CharStyle12">8 </text:span><text:span text:style-name="CharStyle11">Speaker’s verdict—everything is vain!</text:span></text:p>
        <text:p text:style-name="P30"><text:span text:style-name="CharStyle11">The wiser the Speaker became, </text:span><text:span text:style-name="CharStyle12">9 </text:span><text:span text:style-name="CharStyle11">the more he taught the people knowledge; many a maxim he pondered and examined and ar­ranged. The Speaker’s aim was io to find pleasing words, even as he set down plainly what was true.<text:tab/>A wise man’s words </text:span><text:span text:style-name="CharStyle13">ii</text:span></text:p>
        <text:p text:style-name="P13"><text:span text:style-name="CharStyle11">are like goads, and his collected sayings are Uke nails driven home; they put the mind of one man into many a life. My son, 12 avoid anything beyond the scrip­tures of wisdom; there is no end to the buying of books, and to study books closely is a weari­ness to the flesh.</text:span></text:p>
      </text:section>
      <text:section text:style-name="Sect3" text:name="Section4">
        <text:list xml:id="list182426293871716" text:style-name="L8">
          <text:list-item>
            <text:p text:style-name="P78"><text:span text:style-name="CharStyle11"><text:tab/>To sum it all up, in conclu- all life’s secrets, God will have sion. Stand in awe of God, obey every single thing before him, to his orders: that is everything, decide whether it is good or </text:span><text:span text:style-name="CharStyle12">'4</text:span><text:span text:style-name="CharStyle11"> for every man. For in judging evil.</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Georgia" svg:font-family="Georgia"/>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1272in" fo:text-align="end" style:justify-single-word="false" style:page-number="auto" fo:background-color="#ffffff"/>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margin-top="0.0835in" fo:margin-bottom="0in" loext:contextual-spacing="false" fo:line-height="0.1272in" fo:text-indent="-0.416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indent="-0.416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_20__2b__20_DropCap1" style:display-name="Body text (2) + DropCap1" style:family="paragraph" style:parent-style-name="Body_20_text_20__28_2_29_" style:master-page-name="">
      <style:paragraph-properties fo:margin-left="0in" fo:margin-right="0in" fo:margin-top="0in" fo:margin-bottom="0in" loext:contextual-spacing="false" fo:text-align="justify" style:justify-single-word="false" fo:text-indent="0.1665in" style:auto-text-indent="false" style:page-number="auto">
        <style:tab-stops>
          <style:tab-stop style:position="0.3508in"/>
        </style:tab-stops>
        <style:drop-cap style:lines="2" style:distance="0.0035in" style:style-name="DropCap5"/>
      </style:paragraph-properties>
    </style:style>
    <style:style style:name="Body_20_text_20__28_3_29__20__2b__20_DropCap2" style:display-name="Body text (3) + DropCap2" style:family="paragraph" style:parent-style-name="Body_20_text_20__28_3_29_" style:master-page-name="">
      <style:paragraph-properties fo:margin-left="0.1807in" fo:margin-right="0in" fo:margin-top="0in" fo:margin-bottom="0.0835in" loext:contextual-spacing="false" fo:text-indent="0in" style:auto-text-indent="false" style:page-number="auto">
        <style:tab-stops>
          <style:tab-stop style:position="0.0937in"/>
        </style:tab-stops>
        <style:drop-cap style:lines="2" style:distance="0.0035in" style:style-name="DropCap1"/>
      </style:paragraph-properties>
    </style:style>
    <style:style style:name="Body_20_text_20__28_2_29__20__2b__20_DropCap3" style:display-name="Body text (2) + DropCap3"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drop-cap style:lines="2" style:distance="0.0366in" style:style-name="DropCap2"/>
      </style:paragraph-properties>
    </style:style>
    <style:style style:name="Body_20_text_20__28_3_29__20__2b__20_DropCap4" style:display-name="Body text (3) + DropCap4" style:family="paragraph" style:parent-style-name="Body_20_text_20__28_3_29_" style:master-page-name="">
      <style:paragraph-properties fo:margin-left="0.1807in" fo:margin-right="0in" fo:margin-top="0in" fo:margin-bottom="0in" loext:contextual-spacing="false" fo:text-indent="0in" style:auto-text-indent="false" style:page-number="auto">
        <style:tab-stops>
          <style:tab-stop style:position="0.0937in"/>
        </style:tab-stops>
        <style:drop-cap style:lines="2" style:distance="0.0035in" style:style-name="DropCap3"/>
      </style:paragraph-properties>
    </style:style>
    <style:style style:name="Body_20_text_20__28_3_29__20__2b__20_DropCap5" style:display-name="Body text (3) + DropCap5" style:family="paragraph" style:parent-style-name="Body_20_text_20__28_3_29_" style:master-page-name="">
      <style:paragraph-properties fo:margin-left="0.1945in" fo:margin-right="0in" fo:margin-top="0in" fo:margin-bottom="0in" loext:contextual-spacing="false" fo:line-height="0.2083in" fo:text-indent="0in" style:auto-text-indent="false" style:page-number="auto">
        <style:tab-stops>
          <style:tab-stop style:position="0.0937in"/>
        </style:tab-stops>
        <style:drop-cap style:lines="2" style:distance="0.0035in" style:style-name="DropCap4"/>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4% 58%" style:font-name="David" fo:font-family="David" fo:font-size="21pt" fo:letter-spacing="normal" fo:font-style="normal" style:text-underline-style="none" fo:font-weight="normal" style:font-name-asian="David" style:font-family-asian="David" style:font-size-asian="21pt" style:font-style-asian="normal" style:font-weight-asian="normal" style:font-name-complex="David" style:font-family-complex="David" style:font-size-complex="21pt" style:font-style-complex="normal" style:font-weight-complex="normal" style:text-scale="100%"/>
    </style:style>
    <style:style style:name="CharStyle7" style:family="text" style:parent-style-name="DefaultFontStyle">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CharStyle8" style:family="text" style:parent-style-name="CharStyle7">
      <style:text-properties fo:color="#000000" style:text-position="0% 100%" fo:font-size="12pt" fo:letter-spacing="normal" fo:language="en" fo:country="US" style:font-size-asian="12pt" style:language-asian="en" style:country-asian="US" style:font-size-complex="12pt" style:language-complex="en" style:country-complex="US" style:text-scale="100%"/>
    </style:style>
    <style:style style:name="CharStyle9" style:family="text" style:parent-style-name="CharStyle7">
      <style:text-properties fo:color="#000000" style:text-position="0% 100%" fo:letter-spacing="normal" fo:language="en" fo:country="US" style:language-asian="en" style:country-asian="US" style:language-complex="en" style:country-complex="US" style:text-scale="100%"/>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2" style:family="text" style:parent-style-name="CharStyle11">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3" style:family="text" style:parent-style-name="CharStyle11">
      <style:text-properties fo:font-variant="small-caps" fo:color="#000000" style:text-position="0% 100%" fo:letter-spacing="normal" fo:language="en" fo:country="US" style:language-asian="en" style:country-asian="US" style:language-complex="en" style:country-complex="US" style:text-scale="100%"/>
    </style:style>
    <style:style style:name="CharStyle14" style:family="text" style:parent-style-name="CharStyle11">
      <style:text-properties fo:color="#000000" style:text-position="0% 100%" fo:font-size="8.5pt" fo:letter-spacing="-0.0071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15"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38% 58%" style:font-name="Tahoma" fo:font-family="Tahoma" fo:font-size="16pt" fo:letter-spacing="normal" fo:font-style="normal" style:text-underline-style="none" fo:font-weight="normal" style:font-name-asian="Tahoma" style:font-family-asian="Tahoma" style:font-size-asian="16pt" style:font-style-asian="normal" style:font-weight-asian="normal" style:font-name-complex="Tahoma" style:font-family-complex="Tahoma" style:font-size-complex="16pt" style:font-style-complex="normal" style:font-weight-complex="normal" style:text-scale="100%"/>
    </style:style>
    <style:style style:name="CharStyle17" style:family="text" style:parent-style-name="CharStyle7">
      <style:text-properties fo:color="#000000" style:text-position="0% 100%" fo:font-size="9pt" fo:letter-spacing="normal" fo:language="en" fo:country="US" style:font-size-asian="9pt" style:language-asian="en" style:country-asian="US" style:font-size-complex="9pt" style:language-complex="en" style:country-complex="US" style:text-scale="100%"/>
    </style:style>
    <style:style style:name="DropCap3" style:family="text">
      <style:text-properties fo:color="#000000" style:text-line-through-style="none" style:text-line-through-type="none" style:text-position="28% 58%" style:font-name="Tahoma" fo:font-family="Tahoma" fo:font-size="17pt" fo:letter-spacing="normal" fo:font-style="normal" style:text-underline-style="none" fo:font-weight="normal" style:font-name-asian="Tahoma" style:font-family-asian="Tahoma" style:font-size-asian="17pt" style:font-style-asian="normal" style:font-weight-asian="normal" style:font-name-complex="Tahoma" style:font-family-complex="Tahoma" style:font-size-complex="17pt" style:font-style-complex="normal" style:font-weight-complex="normal" style:text-scale="100%"/>
    </style:style>
    <style:style style:name="CharStyle19" style:family="text" style:parent-style-name="CharStyle11">
      <style:text-properties fo:color="#000000" style:text-position="0% 100%" fo:font-size="7.5pt" fo:letter-spacing="normal" fo:language="en" fo:country="US" style:font-size-asian="7.5pt" style:language-asian="en" style:country-asian="US" style:font-size-complex="7.5pt" style:language-complex="en" style:country-complex="US" style:text-scale="100%"/>
    </style:style>
    <style:style style:name="DropCap4" style:family="text">
      <style:text-properties fo:color="#000000" style:text-line-through-style="none" style:text-line-through-type="none" style:text-position="56% 58%" style:font-name="Tahoma" fo:font-family="Tahoma" fo:font-size="15pt" fo:letter-spacing="normal" fo:font-style="normal" style:text-underline-style="none" fo:font-weight="normal" style:font-name-asian="Tahoma" style:font-family-asian="Tahoma" style:font-size-asian="15pt" style:font-style-asian="normal" style:font-weight-asian="normal" style:font-name-complex="Tahoma" style:font-family-complex="Tahoma" style:font-size-complex="15pt" style:font-style-complex="normal" style:font-weight-complex="normal" style:text-scale="100%"/>
    </style:style>
    <style:style style:name="DropCap5" style:family="text">
      <style:text-properties fo:color="#000000" style:text-line-through-style="none" style:text-line-through-type="none" style:text-position="21% 58%" style:font-name="Tahoma" fo:font-family="Tahoma" fo:font-size="17pt" fo:letter-spacing="normal" fo:font-style="normal" style:text-underline-style="none" fo:font-weight="normal" style:font-name-asian="Tahoma" style:font-family-asian="Tahoma" style:font-size-asian="17pt" style:font-style-asian="normal" style:font-weight-asian="normal" style:font-name-complex="Tahoma" style:font-family-complex="Tahoma" style:font-size-complex="17pt" style:font-style-complex="normal" style:font-weight-complex="normal" style:text-scale="100%"/>
    </style:style>
    <style:style style:name="CharStyle22" style:family="text" style:parent-style-name="CharStyle11">
      <style:text-properties fo:color="#000000" style:text-position="0% 100%" fo:font-size="6pt" fo:letter-spacing="0.0071in" fo:language="en" fo:country="US" fo:font-weight="normal" style:font-size-asian="6pt" style:language-asian="en" style:country-asian="US" style:font-weight-asian="normal" style:font-size-complex="6pt" style:language-complex="en" style:country-complex="US" style:font-weight-complex="normal" style:text-scale="100%"/>
    </style:style>
    <style:style style:name="CharStyle2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5" style:family="text" style:parent-style-name="CharStyle24">
      <style:text-properties fo:font-variant="small-caps" fo:color="#000000" style:text-position="0% 100%" fo:letter-spacing="normal" fo:language="en" fo:country="US" style:language-asian="en" style:country-asian="US" style:language-complex="en" style:country-complex="US"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3" style:family="paragraph" style:parent-style-name="Footer" style:master-page-name="">
      <style:paragraph-properties style:page-number="auto"/>
      <style:text-properties fo:font-size="1pt" style:font-size-asian="1pt" style:font-size-complex="1pt"/>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929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866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28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902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165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72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in" fo:margin-bottom="0in" fo:margin-left="2.5201in" fo:margin-right="1.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028in" fo:margin-left="0in" fo:margin-right="0in" fo:margin-bottom="0in"/>
      </style:header-style>
      <style:footer-style>
        <style:header-footer-properties fo:min-height="1.2028in" fo:margin-left="0in" fo:margin-right="0in" fo:margin-top="1.2028in"/>
      </style:footer-style>
    </style:page-layout>
    <style:page-layout style:name="Mpm3" style:page-usage="mirrored">
      <style:page-layout-properties fo:page-width="8.5in" fo:page-height="11in" style:num-format="1" style:print-orientation="portrait" fo:margin-top="0in" fo:margin-bottom="0in" fo:margin-left="2.5528in" fo:margin-right="1.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362in" fo:margin-left="0in" fo:margin-right="0in" fo:margin-bottom="0in"/>
      </style:header-style>
      <style:footer-style>
        <style:header-footer-properties fo:min-height="3.5866in" fo:margin-left="0in" fo:margin-right="0in" fo:margin-top="3.5866in"/>
      </style:footer-style>
    </style:page-layout>
    <style:page-layout style:name="Mpm4" style:page-usage="mirrored">
      <style:page-layout-properties fo:page-width="8.5in" fo:page-height="11in" style:num-format="1" style:print-orientation="portrait" fo:margin-top="0in" fo:margin-bottom="0in" fo:margin-left="2.7618in" fo:margin-right="1.8083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429in" fo:margin-left="0in" fo:margin-right="0in" fo:margin-bottom="0in"/>
      </style:header-style>
      <style:footer-style>
        <style:header-footer-properties fo:min-height="0.8429in" fo:margin-left="0in" fo:margin-right="0in" fo:margin-top="0.8429in"/>
      </style:footer-style>
    </style:page-layout>
  </office:automatic-styles>
  <office:master-styles>
    <style:master-page style:name="Standard" style:page-layout-name="Mpm1"/>
    <style:master-page style:name="PageStyle0" style:page-layout-name="Mpm2">
      <style:header>
        <text:p text:style-name="MP1"><draw:frame draw:style-name="Mfr1" draw:name="Frame1" text:anchor-type="paragraph" svg:x="3.9071in" svg:y="0.9in" draw:z-index="0"><draw:text-box fo:min-height="0.1264in" fo:min-width="1.4799in"><text:p text:style-name="MP2"><text:span text:style-name="CharStyle8">ECCLESIASTES</text:span></text:p></draw:text-box></draw:frame></text:p>
      </style:header>
      <style:footer>
        <text:p text:style-name="MP3"><draw:frame draw:style-name="Mfr1" draw:name="1" text:anchor-type="paragraph" svg:x="4.4866in" svg:y="7.3929in" draw:z-index="1"><draw:text-box fo:min-height="0.0835in" fo:min-width="0.1665in"><text:p text:style-name="MP2"><text:page-number text:select-page="current">733</text:page-number></text:p></draw:text-box></draw:frame></text:p>
      </style:footer>
    </style:master-page>
    <style:master-page style:name="PageStyle1" style:page-layout-name="Mpm3">
      <style:header>
        <text:p text:style-name="MP1"><draw:frame draw:style-name="Mfr1" draw:name="2" text:anchor-type="paragraph" svg:x="1.8472in" svg:y="0.5764in" draw:z-index="0"><draw:text-box fo:min-height="0.1201in" fo:min-width="2.5929in"><text:p text:style-name="MP4"><text:page-number text:select-page="current">735</text:page-number><text:span text:style-name="CharStyle9"><text:tab/>ECCLESIASTES 3</text:span></text:p></draw:text-box></draw:frame></text:p>
      </style:header>
      <style:header-left>
        <text:p text:style-name="MP1"><draw:frame draw:style-name="Mfr1" draw:name="3" text:anchor-type="paragraph" svg:x="1.8472in" svg:y="0.5764in" draw:z-index="4"><draw:text-box fo:min-height="0.1201in" fo:min-width="2.5929in"><text:p text:style-name="MP4"><text:page-number text:select-page="current">734</text:page-number><text:span text:style-name="CharStyle9"><text:tab/>ECCLESIASTES 3</text:span></text:p></draw:text-box></draw:frame></text:p>
      </style:header-left>
      <style:footer>
        <text:p text:style-name="MP3"/>
      </style:footer>
      <style:footer-left>
        <text:p text:style-name="MP3"/>
      </style:footer-left>
    </style:master-page>
    <style:master-page style:name="PageStyle2" style:page-layout-name="Mpm3">
      <style:header>
        <text:p text:style-name="MP1"><draw:frame draw:style-name="Mfr1" draw:name="4" text:anchor-type="paragraph" svg:x="4.0898in" svg:y="0.5764in" draw:z-index="5"><draw:text-box fo:min-height="0.1201in" fo:min-width="2.5866in"><text:p text:style-name="MP5"><text:span text:style-name="CharStyle9">ECCLESIASTES 4<text:tab/></text:span><text:page-number text:select-page="current">737</text:page-number></text:p></draw:text-box></draw:frame></text:p>
      </style:header>
      <style:header-left>
        <text:p text:style-name="MP1"><draw:frame draw:style-name="Mfr1" draw:name="5" text:anchor-type="paragraph" svg:x="1.8181in" svg:y="0.5701in" draw:z-index="6"><draw:text-box fo:min-height="0.1071in" fo:min-width="2.6236in"><text:p text:style-name="MP6"><text:page-number text:select-page="current">736</text:page-number><text:span text:style-name="CharStyle9"><text:tab/></text:span><text:span text:style-name="CharStyle17">ECCLESIASTES 12</text:span></text:p></draw:text-box></draw:frame></text:p>
      </style:header-left>
      <style:footer>
        <text:p text:style-name="MP3"/>
      </style:footer>
      <style:footer-left>
        <text:p text:style-name="MP3"/>
      </style:footer-left>
    </style:master-page>
    <style:master-page style:name="PageStyle3" style:page-layout-name="Mpm3">
      <style:header>
        <text:p text:style-name="MP1"><draw:frame draw:style-name="Mfr1" draw:name="6" text:anchor-type="paragraph" svg:x="4.0917in" svg:y="0.5835in" draw:z-index="7"><draw:text-box fo:min-height="0.1134in" fo:min-width="2.5902in"><text:p text:style-name="MP7"><text:span text:style-name="CharStyle9">ECCLESIASTES 7<text:tab/></text:span><text:page-number text:select-page="current">737</text:page-number></text:p></draw:text-box></draw:frame></text:p>
      </style:header>
      <style:header-left>
        <text:p text:style-name="MP1"><draw:frame draw:style-name="Mfr1" draw:name="7" text:anchor-type="paragraph" svg:x="4.0917in" svg:y="0.5835in" draw:z-index="0"><draw:text-box fo:min-height="0.1134in" fo:min-width="2.5902in"><text:p text:style-name="MP7"><text:span text:style-name="CharStyle9">ECCLESIASTES 7<text:tab/></text:span><text:page-number text:select-page="current">740</text:page-number></text:p></draw:text-box></draw:frame></text:p>
      </style:header-left>
      <style:footer>
        <text:p text:style-name="MP3"/>
      </style:footer>
      <style:footer-left>
        <text:p text:style-name="MP3"/>
      </style:footer-left>
    </style:master-page>
    <style:master-page style:name="PageStyle4" style:page-layout-name="Mpm3">
      <style:header>
        <text:p text:style-name="MP1"><draw:frame draw:style-name="Mfr1" draw:name="8" text:anchor-type="paragraph" svg:x="4.0362in" svg:y="0.5862in" draw:z-index="9"><draw:text-box fo:min-height="0.1035in" fo:min-width="2.6165in"><text:p text:style-name="MP8"><text:span text:style-name="CharStyle17">ECCLESIASTES 10<text:tab/></text:span><text:page-number text:select-page="current">739</text:page-number></text:p></draw:text-box></draw:frame></text:p>
      </style:header>
      <style:header-left>
        <text:p text:style-name="MP1"><draw:frame draw:style-name="Mfr1" draw:name="9" text:anchor-type="paragraph" svg:x="1.8181in" svg:y="0.5701in" draw:z-index="8"><draw:text-box fo:min-height="0.1071in" fo:min-width="2.6236in"><text:p text:style-name="MP6"><text:page-number text:select-page="current">742</text:page-number><text:span text:style-name="CharStyle9"><text:tab/></text:span><text:span text:style-name="CharStyle17">ECCLESIASTES 12</text:span></text:p></draw:text-box></draw:frame></text:p>
      </style:header-left>
      <style:footer>
        <text:p text:style-name="MP3"/>
      </style:footer>
      <style:footer-left>
        <text:p text:style-name="MP3"/>
      </style:footer-left>
    </style:master-page>
    <style:master-page style:name="PageStyle5" style:page-layout-name="Mpm3">
      <style:header>
        <text:p text:style-name="MP1"><draw:frame draw:style-name="Mfr1" draw:name="10" text:anchor-type="paragraph" svg:x="1.839in" svg:y="0.5835in" draw:z-index="0"><draw:text-box fo:min-height="0.1134in" fo:min-width="2.6264in"><text:p text:style-name="MP9"><text:page-number text:select-page="current">745</text:page-number><text:span text:style-name="CharStyle9"><text:tab/>ECCLESIASTES 11</text:span></text:p></draw:text-box></draw:frame></text:p>
      </style:header>
      <style:header-left>
        <text:p text:style-name="MP1"><draw:frame draw:style-name="Mfr1" draw:name="11" text:anchor-type="paragraph" svg:x="1.839in" svg:y="0.5835in" draw:z-index="10"><draw:text-box fo:min-height="0.1134in" fo:min-width="2.6264in"><text:p text:style-name="MP9"><text:page-number text:select-page="current">740</text:page-number><text:span text:style-name="CharStyle9"><text:tab/>ECCLESIASTES 11</text:span></text:p></draw:text-box></draw:frame></text:p>
      </style:header-left>
      <style:footer>
        <text:p text:style-name="MP3"/>
      </style:footer>
      <style:footer-left>
        <text:p text:style-name="MP3"/>
      </style:footer-left>
    </style:master-page>
    <style:master-page style:name="PageStyle6" style:page-layout-name="Mpm3">
      <style:header>
        <text:p text:style-name="MP1"><draw:frame draw:style-name="Mfr1" draw:name="12" text:anchor-type="paragraph" svg:x="4.0362in" svg:y="0.5862in" draw:z-index="11"><draw:text-box fo:min-height="0.1035in" fo:min-width="2.6165in"><text:p text:style-name="MP8"><text:span text:style-name="CharStyle17">ECCLESIASTES 10<text:tab/></text:span><text:page-number text:select-page="current">741</text:page-number></text:p></draw:text-box></draw:frame></text:p>
      </style:header>
      <style:header-left>
        <text:p text:style-name="MP1"><draw:frame draw:style-name="Mfr1" draw:name="13" text:anchor-type="paragraph" svg:x="1.8181in" svg:y="0.5701in" draw:z-index="0"><draw:text-box fo:min-height="0.1071in" fo:min-width="2.6236in"><text:p text:style-name="MP6"><text:page-number text:select-page="current">746</text:page-number><text:span text:style-name="CharStyle9"><text:tab/></text:span><text:span text:style-name="CharStyle17">ECCLESIASTES 12</text:span></text:p></draw:text-box></draw:frame></text:p>
      </style:header-left>
      <style:footer>
        <text:p text:style-name="MP3"/>
      </style:footer>
      <style:footer-left>
        <text:p text:style-name="MP3"/>
      </style:footer-left>
    </style:master-page>
    <style:master-page style:name="PageStyle7" style:page-layout-name="Mpm4">
      <style:header>
        <text:p text:style-name="MP1"><draw:frame draw:style-name="Mfr1" draw:name="14" text:anchor-type="paragraph" svg:x="4.0362in" svg:y="0.5862in" draw:z-index="14"><draw:text-box fo:min-height="0.1035in" fo:min-width="2.6165in"><text:p text:style-name="MP8"><text:span text:style-name="CharStyle17">ECCLESIASTES 10<text:tab/></text:span><text:page-number text:select-page="current">747</text:page-number></text:p></draw:text-box></draw:frame></text:p>
      </style:header>
      <style:header-left>
        <text:p text:style-name="MP1"><draw:frame draw:style-name="Mfr1" draw:name="15" text:anchor-type="paragraph" svg:x="1.8181in" svg:y="0.5701in" draw:z-index="18"><draw:text-box fo:min-height="0.1071in" fo:min-width="2.6236in"><text:p text:style-name="MP6"><text:page-number text:select-page="current">748</text:page-number><text:span text:style-name="CharStyle9"><text:tab/></text:span><text:span text:style-name="CharStyle17">ECCLESIASTES 12</text:span></text:p></draw:text-box></draw:frame></text:p>
      </style:header-left>
      <style:footer>
        <text:p text:style-name="MP3"/>
      </style:footer>
      <style:footer-left>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1" meta:object-count="0" meta:page-count="16" meta:paragraph-count="263" meta:word-count="5121" meta:character-count="25023" meta:non-whitespace-character-count="20182"/>
    <meta:generator>LibreOffice/4.4.5.2$Windows_x86 LibreOffice_project/a22f674fd25a3b6f45bdebf25400ed2adff0ff99</meta:generator>
  </office:meta>
</office:document-meta>
</file>